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2" style:family="paragraph" style:parent-style-name="Standard" style:list-style-name="L2">
      <style:text-properties fo:font-size="6pt" officeooo:rsid="031bb53d" officeooo:paragraph-rsid="031bb53d" style:font-size-asian="6pt" style:font-size-complex="6pt"/>
    </style:style>
    <style:style style:name="P3" style:family="paragraph" style:parent-style-name="Standard" style:list-style-name="L2">
      <style:text-properties fo:font-size="6pt" officeooo:rsid="003d67a3" officeooo:paragraph-rsid="01b13904" style:font-size-asian="6pt" style:font-size-complex="6pt"/>
    </style:style>
    <style:style style:name="P4" style:family="paragraph" style:parent-style-name="Standard" style:list-style-name="L2">
      <style:text-properties fo:font-size="6pt" officeooo:rsid="0049410d" officeooo:paragraph-rsid="01b13904" style:font-size-asian="6pt" style:font-size-complex="6pt"/>
    </style:style>
    <style:style style:name="P5"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6"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23"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24"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25"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6"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7"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3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3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3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3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3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4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41"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42"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43"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44"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5"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6"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7"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8"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9"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0"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1"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2"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3"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4"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7"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8"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1"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2"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3"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4"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5"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6"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7"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8"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9"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70"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7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72"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90"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91"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92"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93"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94"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95"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9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97"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98"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99"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00"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01"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02"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03"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04"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05"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06"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10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1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1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1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1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1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1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1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1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1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1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2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2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2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2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2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26"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27"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28"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29"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31"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32"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33"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34"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56"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59"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62"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63"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64"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65"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66"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68"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69"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70"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71"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72"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73"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74"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75"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76"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77"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78"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79"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80"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81"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82"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83"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84"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85"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86"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87"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88"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89"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90"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91"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92"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93"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94"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95"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9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9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98"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99"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200"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201"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202"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203"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204"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205"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206"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207"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P208"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9"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10"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0e103" style:font-weight-asian="bold" style:font-weight-complex="bold"/>
    </style:style>
    <style:style style:name="T61" style:family="text">
      <style:text-properties fo:font-weight="bold" officeooo:rsid="02f2ba1f" style:font-weight-asian="bold" style:font-weight-complex="bold"/>
    </style:style>
    <style:style style:name="T62" style:family="text">
      <style:text-properties fo:font-weight="bold" officeooo:rsid="02f63819" style:font-weight-asian="bold" style:font-weight-complex="bold"/>
    </style:style>
    <style:style style:name="T63" style:family="text">
      <style:text-properties fo:font-weight="bold" officeooo:rsid="02fc503d" style:font-weight-asian="bold" style:font-weight-complex="bold"/>
    </style:style>
    <style:style style:name="T64" style:family="text">
      <style:text-properties fo:font-weight="bold" officeooo:rsid="02fcfe42" style:font-weight-asian="bold" style:font-weight-complex="bold"/>
    </style:style>
    <style:style style:name="T65" style:family="text">
      <style:text-properties fo:font-weight="bold" officeooo:rsid="02ff0c76" style:font-weight-asian="bold" style:font-weight-complex="bold"/>
    </style:style>
    <style:style style:name="T66" style:family="text">
      <style:text-properties fo:font-weight="bold" officeooo:rsid="030030ba" style:font-weight-asian="bold" style:font-weight-complex="bold"/>
    </style:style>
    <style:style style:name="T67" style:family="text">
      <style:text-properties fo:font-weight="bold" officeooo:rsid="03061890" style:font-weight-asian="bold" style:font-weight-complex="bold"/>
    </style:style>
    <style:style style:name="T68" style:family="text">
      <style:text-properties fo:font-weight="bold" officeooo:rsid="03088f30" style:font-weight-asian="bold" style:font-weight-complex="bold"/>
    </style:style>
    <style:style style:name="T69" style:family="text">
      <style:text-properties fo:font-weight="bold" officeooo:rsid="030935c6" style:font-weight-asian="bold" style:font-weight-complex="bold"/>
    </style:style>
    <style:style style:name="T70" style:family="text">
      <style:text-properties fo:font-weight="bold" officeooo:rsid="031c2bb1" style:font-weight-asian="bold" style:font-weight-complex="bold"/>
    </style:style>
    <style:style style:name="T71" style:family="text">
      <style:text-properties fo:font-weight="bold" officeooo:rsid="0320f04d" style:font-weight-asian="bold" style:font-weight-complex="bold"/>
    </style:style>
    <style:style style:name="T72" style:family="text">
      <style:text-properties fo:font-weight="bold" officeooo:rsid="0321ecc3" style:font-weight-asian="bold" style:font-weight-complex="bold"/>
    </style:style>
    <style:style style:name="T73" style:family="text">
      <style:text-properties fo:font-weight="bold" officeooo:rsid="03299df6" style:font-weight-asian="bold" style:font-weight-complex="bold"/>
    </style:style>
    <style:style style:name="T74" style:family="text">
      <style:text-properties fo:font-weight="bold" officeooo:rsid="03398125" style:font-weight-asian="bold" style:font-weight-complex="bold"/>
    </style:style>
    <style:style style:name="T75" style:family="text">
      <style:text-properties fo:font-weight="bold" officeooo:rsid="03413bc8" style:font-weight-asian="bold" style:font-weight-complex="bold"/>
    </style:style>
    <style:style style:name="T76" style:family="text">
      <style:text-properties fo:font-weight="bold" officeooo:rsid="0342c73b" style:font-weight-asian="bold" style:font-weight-complex="bold"/>
    </style:style>
    <style:style style:name="T77" style:family="text">
      <style:text-properties fo:font-weight="bold" officeooo:rsid="03432940" style:font-weight-asian="bold" style:font-weight-complex="bold"/>
    </style:style>
    <style:style style:name="T78" style:family="text">
      <style:text-properties fo:font-weight="bold" officeooo:rsid="034a5c0c" style:font-weight-asian="bold" style:font-weight-complex="bold"/>
    </style:style>
    <style:style style:name="T79" style:family="text">
      <style:text-properties fo:font-weight="bold" officeooo:rsid="0355ed92" style:font-weight-asian="bold" style:font-weight-complex="bold"/>
    </style:style>
    <style:style style:name="T80" style:family="text">
      <style:text-properties fo:font-weight="bold" officeooo:rsid="03567e16" style:font-weight-asian="bold" style:font-weight-complex="bold"/>
    </style:style>
    <style:style style:name="T81" style:family="text">
      <style:text-properties fo:font-weight="bold" officeooo:rsid="0357667c" style:font-weight-asian="bold" style:font-weight-complex="bold"/>
    </style:style>
    <style:style style:name="T82" style:family="text">
      <style:text-properties fo:font-weight="bold" officeooo:rsid="0358197e" style:font-weight-asian="bold" style:font-weight-complex="bold"/>
    </style:style>
    <style:style style:name="T83" style:family="text">
      <style:text-properties fo:font-weight="bold" officeooo:rsid="035da5a1" style:font-weight-asian="bold" style:font-weight-complex="bold"/>
    </style:style>
    <style:style style:name="T84" style:family="text">
      <style:text-properties fo:font-weight="bold" officeooo:rsid="03616dd3" style:font-weight-asian="bold" style:font-weight-complex="bold"/>
    </style:style>
    <style:style style:name="T85" style:family="text">
      <style:text-properties fo:font-weight="bold" officeooo:rsid="03650913" style:font-weight-asian="bold" style:font-weight-complex="bold"/>
    </style:style>
    <style:style style:name="T86" style:family="text">
      <style:text-properties fo:font-weight="bold" officeooo:rsid="03657c60" style:font-weight-asian="bold" style:font-weight-complex="bold"/>
    </style:style>
    <style:style style:name="T87" style:family="text">
      <style:text-properties fo:font-weight="bold" officeooo:rsid="03672f21" style:font-weight-asian="bold" style:font-weight-complex="bold"/>
    </style:style>
    <style:style style:name="T88" style:family="text">
      <style:text-properties fo:font-weight="bold" officeooo:rsid="0369b6c2" style:font-weight-asian="bold" style:font-weight-complex="bold"/>
    </style:style>
    <style:style style:name="T89" style:family="text">
      <style:text-properties fo:font-weight="bold" officeooo:rsid="03723d74" style:font-weight-asian="bold" style:font-weight-complex="bold"/>
    </style:style>
    <style:style style:name="T90" style:family="text">
      <style:text-properties fo:font-weight="bold" officeooo:rsid="037294ac" style:font-weight-asian="bold" style:font-weight-complex="bold"/>
    </style:style>
    <style:style style:name="T91" style:family="text">
      <style:text-properties fo:font-weight="bold" officeooo:rsid="0379141a" style:font-weight-asian="bold" style:font-weight-complex="bold"/>
    </style:style>
    <style:style style:name="T92" style:family="text">
      <style:text-properties fo:font-weight="bold" officeooo:rsid="037a75cb" style:font-weight-asian="bold" style:font-weight-complex="bold"/>
    </style:style>
    <style:style style:name="T93" style:family="text">
      <style:text-properties fo:font-weight="bold" officeooo:rsid="037b0fc7" style:font-weight-asian="bold" style:font-weight-complex="bold"/>
    </style:style>
    <style:style style:name="T94" style:family="text">
      <style:text-properties fo:font-weight="bold" officeooo:rsid="037d8312" style:font-weight-asian="bold" style:font-weight-complex="bold"/>
    </style:style>
    <style:style style:name="T95" style:family="text">
      <style:text-properties fo:font-weight="bold" officeooo:rsid="03802ea9" style:font-weight-asian="bold" style:font-weight-complex="bold"/>
    </style:style>
    <style:style style:name="T96" style:family="text">
      <style:text-properties fo:font-weight="bold" officeooo:rsid="0382a054" style:font-weight-asian="bold" style:font-weight-complex="bold"/>
    </style:style>
    <style:style style:name="T97" style:family="text">
      <style:text-properties fo:font-weight="bold" officeooo:rsid="0383c415" style:font-weight-asian="bold" style:font-weight-complex="bold"/>
    </style:style>
    <style:style style:name="T98" style:family="text">
      <style:text-properties fo:font-weight="bold" officeooo:rsid="038798f1" style:font-weight-asian="bold" style:font-weight-complex="bold"/>
    </style:style>
    <style:style style:name="T99" style:family="text">
      <style:text-properties fo:font-weight="bold" officeooo:rsid="0387c6aa" style:font-weight-asian="bold" style:font-weight-complex="bold"/>
    </style:style>
    <style:style style:name="T100" style:family="text">
      <style:text-properties fo:font-weight="bold" officeooo:rsid="038eba19" style:font-weight-asian="bold" style:font-weight-complex="bold"/>
    </style:style>
    <style:style style:name="T101" style:family="text">
      <style:text-properties fo:font-weight="bold" officeooo:rsid="03940c1e" style:font-weight-asian="bold" style:font-weight-complex="bold"/>
    </style:style>
    <style:style style:name="T102" style:family="text">
      <style:text-properties fo:font-weight="bold" officeooo:rsid="0396d3e2" style:font-weight-asian="bold" style:font-weight-complex="bold"/>
    </style:style>
    <style:style style:name="T103" style:family="text">
      <style:text-properties fo:font-weight="bold" officeooo:rsid="039bcb07" style:font-weight-asian="bold" style:font-weight-complex="bold"/>
    </style:style>
    <style:style style:name="T104" style:family="text">
      <style:text-properties fo:font-weight="bold" officeooo:rsid="039dcb9d" style:font-weight-asian="bold" style:font-weight-complex="bold"/>
    </style:style>
    <style:style style:name="T105" style:family="text">
      <style:text-properties fo:font-weight="bold" officeooo:rsid="03a491b4" style:font-weight-asian="bold" style:font-weight-complex="bold"/>
    </style:style>
    <style:style style:name="T106" style:family="text">
      <style:text-properties fo:font-weight="bold" officeooo:rsid="03ab9c45" style:font-weight-asian="bold" style:font-weight-complex="bold"/>
    </style:style>
    <style:style style:name="T107" style:family="text">
      <style:text-properties fo:font-weight="bold" officeooo:rsid="02456e1c" fo:background-color="#ffffff" loext:char-shading-value="0" style:font-weight-asian="bold" style:font-weight-complex="bold"/>
    </style:style>
    <style:style style:name="T108" style:family="text">
      <style:text-properties fo:font-weight="bold" officeooo:rsid="0246dc28" fo:background-color="#ffffff" loext:char-shading-value="0" style:font-weight-asian="bold" style:font-weight-complex="bold"/>
    </style:style>
    <style:style style:name="T109" style:family="text">
      <style:text-properties fo:font-weight="bold" officeooo:rsid="02e4a18c" fo:background-color="#ffffff" loext:char-shading-value="0" style:font-weight-asian="bold" style:font-weight-complex="bold"/>
    </style:style>
    <style:style style:name="T110" style:family="text">
      <style:text-properties fo:font-weight="bold" officeooo:rsid="03371390" fo:background-color="#ffffff" loext:char-shading-value="0" style:font-weight-asian="bold" style:font-weight-complex="bold"/>
    </style:style>
    <style:style style:name="T111" style:family="text">
      <style:text-properties fo:font-weight="bold" officeooo:rsid="03378aca" fo:background-color="#ffffff" loext:char-shading-value="0" style:font-weight-asian="bold" style:font-weight-complex="bold"/>
    </style:style>
    <style:style style:name="T112" style:family="text">
      <style:text-properties officeooo:rsid="001e797d"/>
    </style:style>
    <style:style style:name="T113" style:family="text">
      <style:text-properties officeooo:rsid="002181ad"/>
    </style:style>
    <style:style style:name="T114" style:family="text">
      <style:text-properties officeooo:rsid="00285432"/>
    </style:style>
    <style:style style:name="T115" style:family="text">
      <style:text-properties officeooo:rsid="002b64a6"/>
    </style:style>
    <style:style style:name="T116" style:family="text">
      <style:text-properties officeooo:rsid="002bdc2c"/>
    </style:style>
    <style:style style:name="T117" style:family="text">
      <style:text-properties officeooo:rsid="002d9760"/>
    </style:style>
    <style:style style:name="T118" style:family="text">
      <style:text-properties officeooo:rsid="0030ea98"/>
    </style:style>
    <style:style style:name="T119" style:family="text">
      <style:text-properties officeooo:rsid="003d67a3"/>
    </style:style>
    <style:style style:name="T120" style:family="text">
      <style:text-properties style:text-underline-style="solid" style:text-underline-width="auto" style:text-underline-color="font-color" officeooo:rsid="00b15bbf"/>
    </style:style>
    <style:style style:name="T121" style:family="text">
      <style:text-properties style:text-underline-style="solid" style:text-underline-width="auto" style:text-underline-color="font-color" fo:font-weight="normal" officeooo:rsid="0177c12b" style:font-weight-asian="normal" style:font-weight-complex="normal"/>
    </style:style>
    <style:style style:name="T122" style:family="text">
      <style:text-properties style:text-underline-style="none" officeooo:rsid="003d67a3"/>
    </style:style>
    <style:style style:name="T123" style:family="text">
      <style:text-properties style:text-underline-style="none" officeooo:rsid="00649ccf"/>
    </style:style>
    <style:style style:name="T124" style:family="text">
      <style:text-properties officeooo:rsid="00475ef9"/>
    </style:style>
    <style:style style:name="T125" style:family="text">
      <style:text-properties officeooo:rsid="004788ed"/>
    </style:style>
    <style:style style:name="T126" style:family="text">
      <style:text-properties officeooo:rsid="005247a2"/>
    </style:style>
    <style:style style:name="T127" style:family="text">
      <style:text-properties officeooo:rsid="0059406f"/>
    </style:style>
    <style:style style:name="T128" style:family="text">
      <style:text-properties officeooo:rsid="00662fd0"/>
    </style:style>
    <style:style style:name="T129" style:family="text">
      <style:text-properties officeooo:rsid="0069bca0"/>
    </style:style>
    <style:style style:name="T130" style:family="text">
      <style:text-properties officeooo:rsid="00707a23"/>
    </style:style>
    <style:style style:name="T131" style:family="text">
      <style:text-properties officeooo:rsid="007fb4a7"/>
    </style:style>
    <style:style style:name="T132" style:family="text">
      <style:text-properties officeooo:rsid="008a0586"/>
    </style:style>
    <style:style style:name="T133" style:family="text">
      <style:text-properties officeooo:rsid="00975fd8"/>
    </style:style>
    <style:style style:name="T134" style:family="text">
      <style:text-properties officeooo:rsid="00a088f9"/>
    </style:style>
    <style:style style:name="T135" style:family="text">
      <style:text-properties officeooo:rsid="00a73f18"/>
    </style:style>
    <style:style style:name="T136" style:family="text">
      <style:text-properties officeooo:rsid="00b15bbf"/>
    </style:style>
    <style:style style:name="T137" style:family="text">
      <style:text-properties officeooo:rsid="00c3077f"/>
    </style:style>
    <style:style style:name="T138" style:family="text">
      <style:text-properties officeooo:rsid="00c454b7"/>
    </style:style>
    <style:style style:name="T139" style:family="text">
      <style:text-properties fo:font-weight="normal" style:font-weight-asian="normal" style:font-weight-complex="normal"/>
    </style:style>
    <style:style style:name="T140" style:family="text">
      <style:text-properties fo:font-weight="normal" officeooo:rsid="008db9e4" style:font-weight-asian="normal" style:font-weight-complex="normal"/>
    </style:style>
    <style:style style:name="T141" style:family="text">
      <style:text-properties fo:font-weight="normal" officeooo:rsid="012ffcd8" style:font-weight-asian="normal" style:font-weight-complex="normal"/>
    </style:style>
    <style:style style:name="T142" style:family="text">
      <style:text-properties fo:font-weight="normal" officeooo:rsid="013244ae" style:font-weight-asian="normal" style:font-weight-complex="normal"/>
    </style:style>
    <style:style style:name="T143" style:family="text">
      <style:text-properties fo:font-weight="normal" officeooo:rsid="0134408c" style:font-weight-asian="normal" style:font-weight-complex="normal"/>
    </style:style>
    <style:style style:name="T144" style:family="text">
      <style:text-properties fo:font-weight="normal" officeooo:rsid="013508d2" style:font-weight-asian="normal" style:font-weight-complex="normal"/>
    </style:style>
    <style:style style:name="T145" style:family="text">
      <style:text-properties fo:font-weight="normal" officeooo:rsid="0135e3d0" style:font-weight-asian="normal" style:font-weight-complex="normal"/>
    </style:style>
    <style:style style:name="T146" style:family="text">
      <style:text-properties fo:font-weight="normal" officeooo:rsid="0136888c" style:font-weight-asian="normal" style:font-weight-complex="normal"/>
    </style:style>
    <style:style style:name="T147" style:family="text">
      <style:text-properties fo:font-weight="normal" officeooo:rsid="013726e3" style:font-weight-asian="normal" style:font-weight-complex="normal"/>
    </style:style>
    <style:style style:name="T148" style:family="text">
      <style:text-properties fo:font-weight="normal" officeooo:rsid="0137bca2" style:font-weight-asian="normal" style:font-weight-complex="normal"/>
    </style:style>
    <style:style style:name="T149" style:family="text">
      <style:text-properties fo:font-weight="normal" officeooo:rsid="0139366e" style:font-weight-asian="normal" style:font-weight-complex="normal"/>
    </style:style>
    <style:style style:name="T150" style:family="text">
      <style:text-properties fo:font-weight="normal" officeooo:rsid="013abd05" style:font-weight-asian="normal" style:font-weight-complex="normal"/>
    </style:style>
    <style:style style:name="T151" style:family="text">
      <style:text-properties fo:font-weight="normal" officeooo:rsid="013b6a7b" style:font-weight-asian="normal" style:font-weight-complex="normal"/>
    </style:style>
    <style:style style:name="T152" style:family="text">
      <style:text-properties fo:font-weight="normal" officeooo:rsid="013d0dd1" style:font-weight-asian="normal" style:font-weight-complex="normal"/>
    </style:style>
    <style:style style:name="T153" style:family="text">
      <style:text-properties fo:font-weight="normal" officeooo:rsid="013e521e" style:font-weight-asian="normal" style:font-weight-complex="normal"/>
    </style:style>
    <style:style style:name="T154" style:family="text">
      <style:text-properties fo:font-weight="normal" officeooo:rsid="00958f3b" style:font-weight-asian="normal" style:font-weight-complex="normal"/>
    </style:style>
    <style:style style:name="T155" style:family="text">
      <style:text-properties fo:font-weight="normal" officeooo:rsid="003d67a3" style:font-weight-asian="normal" style:font-weight-complex="normal"/>
    </style:style>
    <style:style style:name="T156" style:family="text">
      <style:text-properties fo:font-weight="normal" officeooo:rsid="014179bc" style:font-weight-asian="normal" style:font-weight-complex="normal"/>
    </style:style>
    <style:style style:name="T157" style:family="text">
      <style:text-properties fo:font-weight="normal" officeooo:rsid="01428586" style:font-weight-asian="normal" style:font-weight-complex="normal"/>
    </style:style>
    <style:style style:name="T158" style:family="text">
      <style:text-properties fo:font-weight="normal" officeooo:rsid="0142b7b1" style:font-weight-asian="normal" style:font-weight-complex="normal"/>
    </style:style>
    <style:style style:name="T159" style:family="text">
      <style:text-properties fo:font-weight="normal" officeooo:rsid="0144b6d3" style:font-weight-asian="normal" style:font-weight-complex="normal"/>
    </style:style>
    <style:style style:name="T160" style:family="text">
      <style:text-properties fo:font-weight="normal" officeooo:rsid="014c05cd" style:font-weight-asian="normal" style:font-weight-complex="normal"/>
    </style:style>
    <style:style style:name="T161" style:family="text">
      <style:text-properties fo:font-weight="normal" officeooo:rsid="014da41e" style:font-weight-asian="normal" style:font-weight-complex="normal"/>
    </style:style>
    <style:style style:name="T162" style:family="text">
      <style:text-properties fo:font-weight="normal" officeooo:rsid="014ea158" style:font-weight-asian="normal" style:font-weight-complex="normal"/>
    </style:style>
    <style:style style:name="T163" style:family="text">
      <style:text-properties fo:font-weight="normal" officeooo:rsid="01507d02" style:font-weight-asian="normal" style:font-weight-complex="normal"/>
    </style:style>
    <style:style style:name="T164" style:family="text">
      <style:text-properties fo:font-weight="normal" officeooo:rsid="0150e69f" style:font-weight-asian="normal" style:font-weight-complex="normal"/>
    </style:style>
    <style:style style:name="T165" style:family="text">
      <style:text-properties fo:font-weight="normal" officeooo:rsid="0165353b" style:font-weight-asian="normal" style:font-weight-complex="normal"/>
    </style:style>
    <style:style style:name="T166" style:family="text">
      <style:text-properties fo:font-weight="normal" officeooo:rsid="01671f25" style:font-weight-asian="normal" style:font-weight-complex="normal"/>
    </style:style>
    <style:style style:name="T167" style:family="text">
      <style:text-properties fo:font-weight="normal" officeooo:rsid="0167c3ac" style:font-weight-asian="normal" style:font-weight-complex="normal"/>
    </style:style>
    <style:style style:name="T168" style:family="text">
      <style:text-properties fo:font-weight="normal" officeooo:rsid="0169604c" style:font-weight-asian="normal" style:font-weight-complex="normal"/>
    </style:style>
    <style:style style:name="T169" style:family="text">
      <style:text-properties fo:font-weight="normal" officeooo:rsid="016c38be" style:font-weight-asian="normal" style:font-weight-complex="normal"/>
    </style:style>
    <style:style style:name="T170" style:family="text">
      <style:text-properties fo:font-weight="normal" officeooo:rsid="016c8843" style:font-weight-asian="normal" style:font-weight-complex="normal"/>
    </style:style>
    <style:style style:name="T171" style:family="text">
      <style:text-properties fo:font-weight="normal" officeooo:rsid="00c65aef" style:font-weight-asian="normal" style:font-weight-complex="normal"/>
    </style:style>
    <style:style style:name="T172" style:family="text">
      <style:text-properties fo:font-weight="normal" officeooo:rsid="0177c12b" style:font-weight-asian="normal" style:font-weight-complex="normal"/>
    </style:style>
    <style:style style:name="T173" style:family="text">
      <style:text-properties fo:font-weight="normal" officeooo:rsid="017b0d7c" style:font-weight-asian="normal" style:font-weight-complex="normal"/>
    </style:style>
    <style:style style:name="T174" style:family="text">
      <style:text-properties fo:font-weight="normal" officeooo:rsid="01813ab3" style:font-weight-asian="normal" style:font-weight-complex="normal"/>
    </style:style>
    <style:style style:name="T175" style:family="text">
      <style:text-properties fo:font-weight="normal" officeooo:rsid="01871af3" style:font-weight-asian="normal" style:font-weight-complex="normal"/>
    </style:style>
    <style:style style:name="T176" style:family="text">
      <style:text-properties fo:font-weight="normal" officeooo:rsid="01896b4c" style:font-weight-asian="normal" style:font-weight-complex="normal"/>
    </style:style>
    <style:style style:name="T177" style:family="text">
      <style:text-properties fo:font-weight="normal" officeooo:rsid="0190e989" style:font-weight-asian="normal" style:font-weight-complex="normal"/>
    </style:style>
    <style:style style:name="T178" style:family="text">
      <style:text-properties fo:font-weight="normal" officeooo:rsid="0193cec8" style:font-weight-asian="normal" style:font-weight-complex="normal"/>
    </style:style>
    <style:style style:name="T179" style:family="text">
      <style:text-properties fo:font-weight="normal" officeooo:rsid="019500b5" style:font-weight-asian="normal" style:font-weight-complex="normal"/>
    </style:style>
    <style:style style:name="T180" style:family="text">
      <style:text-properties fo:font-weight="normal" officeooo:rsid="01959635" style:font-weight-asian="normal" style:font-weight-complex="normal"/>
    </style:style>
    <style:style style:name="T181" style:family="text">
      <style:text-properties fo:font-weight="normal" officeooo:rsid="01964bb5" style:font-weight-asian="normal" style:font-weight-complex="normal"/>
    </style:style>
    <style:style style:name="T182" style:family="text">
      <style:text-properties fo:font-weight="normal" officeooo:rsid="01982339" style:font-weight-asian="normal" style:font-weight-complex="normal"/>
    </style:style>
    <style:style style:name="T183" style:family="text">
      <style:text-properties fo:font-weight="normal" officeooo:rsid="0198c407" style:font-weight-asian="normal" style:font-weight-complex="normal"/>
    </style:style>
    <style:style style:name="T184" style:family="text">
      <style:text-properties fo:font-weight="normal" officeooo:rsid="019920f6" style:font-weight-asian="normal" style:font-weight-complex="normal"/>
    </style:style>
    <style:style style:name="T185" style:family="text">
      <style:text-properties fo:font-weight="normal" officeooo:rsid="01998f19" style:font-weight-asian="normal" style:font-weight-complex="normal"/>
    </style:style>
    <style:style style:name="T186" style:family="text">
      <style:text-properties fo:font-weight="normal" officeooo:rsid="019c3693" style:font-weight-asian="normal" style:font-weight-complex="normal"/>
    </style:style>
    <style:style style:name="T187" style:family="text">
      <style:text-properties fo:font-weight="normal" officeooo:rsid="019d6bd8" style:font-weight-asian="normal" style:font-weight-complex="normal"/>
    </style:style>
    <style:style style:name="T188" style:family="text">
      <style:text-properties fo:font-weight="normal" officeooo:rsid="019f2c4c" style:font-weight-asian="normal" style:font-weight-complex="normal"/>
    </style:style>
    <style:style style:name="T189" style:family="text">
      <style:text-properties fo:font-weight="normal" officeooo:rsid="01b13904" style:font-weight-asian="normal" style:font-weight-complex="normal"/>
    </style:style>
    <style:style style:name="T190" style:family="text">
      <style:text-properties fo:font-weight="normal" officeooo:rsid="01bca45a" style:font-weight-asian="normal" style:font-weight-complex="normal"/>
    </style:style>
    <style:style style:name="T191" style:family="text">
      <style:text-properties fo:font-weight="normal" officeooo:rsid="01ce9507" style:font-weight-asian="normal" style:font-weight-complex="normal"/>
    </style:style>
    <style:style style:name="T192" style:family="text">
      <style:text-properties fo:font-weight="normal" officeooo:rsid="01cf93c0" style:font-weight-asian="normal" style:font-weight-complex="normal"/>
    </style:style>
    <style:style style:name="T193" style:family="text">
      <style:text-properties fo:font-weight="normal" officeooo:rsid="01d3bd2c" style:font-weight-asian="normal" style:font-weight-complex="normal"/>
    </style:style>
    <style:style style:name="T194" style:family="text">
      <style:text-properties fo:font-weight="normal" officeooo:rsid="01db72ad" style:font-weight-asian="normal" style:font-weight-complex="normal"/>
    </style:style>
    <style:style style:name="T195" style:family="text">
      <style:text-properties fo:font-weight="normal" officeooo:rsid="01dbec8a" style:font-weight-asian="normal" style:font-weight-complex="normal"/>
    </style:style>
    <style:style style:name="T196" style:family="text">
      <style:text-properties fo:font-weight="normal" officeooo:rsid="01dc4206" style:font-weight-asian="normal" style:font-weight-complex="normal"/>
    </style:style>
    <style:style style:name="T197" style:family="text">
      <style:text-properties fo:font-weight="normal" officeooo:rsid="01dda9b3" style:font-weight-asian="normal" style:font-weight-complex="normal"/>
    </style:style>
    <style:style style:name="T198" style:family="text">
      <style:text-properties fo:font-weight="normal" officeooo:rsid="01df3766" style:font-weight-asian="normal" style:font-weight-complex="normal"/>
    </style:style>
    <style:style style:name="T199" style:family="text">
      <style:text-properties fo:font-weight="normal" officeooo:rsid="01e027b5" style:font-weight-asian="normal" style:font-weight-complex="normal"/>
    </style:style>
    <style:style style:name="T200" style:family="text">
      <style:text-properties fo:font-weight="normal" officeooo:rsid="01c7948b" style:font-weight-asian="normal" style:font-weight-complex="normal"/>
    </style:style>
    <style:style style:name="T201" style:family="text">
      <style:text-properties fo:font-weight="normal" officeooo:rsid="0087a692" style:font-weight-asian="normal" style:font-weight-complex="normal"/>
    </style:style>
    <style:style style:name="T202" style:family="text">
      <style:text-properties fo:font-weight="normal" officeooo:rsid="0084e594" style:font-weight-asian="normal" style:font-weight-complex="normal"/>
    </style:style>
    <style:style style:name="T203" style:family="text">
      <style:text-properties fo:font-weight="normal" officeooo:rsid="01ec1fb7" style:font-weight-asian="normal" style:font-weight-complex="normal"/>
    </style:style>
    <style:style style:name="T204" style:family="text">
      <style:text-properties fo:font-weight="normal" officeooo:rsid="01f7a901" style:font-weight-asian="normal" style:font-weight-complex="normal"/>
    </style:style>
    <style:style style:name="T205" style:family="text">
      <style:text-properties fo:font-weight="normal" officeooo:rsid="01f9363b" style:font-weight-asian="normal" style:font-weight-complex="normal"/>
    </style:style>
    <style:style style:name="T206" style:family="text">
      <style:text-properties fo:font-weight="normal" officeooo:rsid="020a6f81" style:font-weight-asian="normal" style:font-weight-complex="normal"/>
    </style:style>
    <style:style style:name="T207" style:family="text">
      <style:text-properties fo:font-weight="normal" officeooo:rsid="020d9581" style:font-weight-asian="normal" style:font-weight-complex="normal"/>
    </style:style>
    <style:style style:name="T208" style:family="text">
      <style:text-properties fo:font-weight="normal" officeooo:rsid="020e4c8b" style:font-weight-asian="normal" style:font-weight-complex="normal"/>
    </style:style>
    <style:style style:name="T209" style:family="text">
      <style:text-properties fo:font-weight="normal" officeooo:rsid="020f389b" style:font-weight-asian="normal" style:font-weight-complex="normal"/>
    </style:style>
    <style:style style:name="T210" style:family="text">
      <style:text-properties fo:font-weight="normal" officeooo:rsid="02167ca8" style:font-weight-asian="normal" style:font-weight-complex="normal"/>
    </style:style>
    <style:style style:name="T211" style:family="text">
      <style:text-properties fo:font-weight="normal" officeooo:rsid="02193aae" style:font-weight-asian="normal" style:font-weight-complex="normal"/>
    </style:style>
    <style:style style:name="T212" style:family="text">
      <style:text-properties fo:font-weight="normal" officeooo:rsid="01475ed4" style:font-weight-asian="normal" style:font-weight-complex="normal"/>
    </style:style>
    <style:style style:name="T213" style:family="text">
      <style:text-properties fo:font-weight="normal" officeooo:rsid="021c941c" style:font-weight-asian="normal" style:font-weight-complex="normal"/>
    </style:style>
    <style:style style:name="T214" style:family="text">
      <style:text-properties fo:font-weight="normal" officeooo:rsid="024bf1cf" style:font-weight-asian="normal" style:font-weight-complex="normal"/>
    </style:style>
    <style:style style:name="T215" style:family="text">
      <style:text-properties fo:font-weight="normal" officeooo:rsid="024e5240" style:font-weight-asian="normal" style:font-weight-complex="normal"/>
    </style:style>
    <style:style style:name="T216" style:family="text">
      <style:text-properties fo:font-weight="normal" officeooo:rsid="024ee429" style:font-weight-asian="normal" style:font-weight-complex="normal"/>
    </style:style>
    <style:style style:name="T217" style:family="text">
      <style:text-properties fo:font-weight="normal" officeooo:rsid="025d6575" style:font-weight-asian="normal" style:font-weight-complex="normal"/>
    </style:style>
    <style:style style:name="T218" style:family="text">
      <style:text-properties fo:font-weight="normal" officeooo:rsid="0266be06" style:font-weight-asian="normal" style:font-weight-complex="normal"/>
    </style:style>
    <style:style style:name="T219" style:family="text">
      <style:text-properties fo:font-weight="normal" officeooo:rsid="026bbd26" style:font-weight-asian="normal" style:font-weight-complex="normal"/>
    </style:style>
    <style:style style:name="T220" style:family="text">
      <style:text-properties fo:font-weight="normal" officeooo:rsid="027bb650" style:font-weight-asian="normal" style:font-weight-complex="normal"/>
    </style:style>
    <style:style style:name="T221" style:family="text">
      <style:text-properties fo:font-weight="normal" officeooo:rsid="00707a23" style:font-weight-asian="normal" style:font-weight-complex="normal"/>
    </style:style>
    <style:style style:name="T222" style:family="text">
      <style:text-properties fo:font-weight="normal" officeooo:rsid="02b1365b" style:font-weight-asian="normal" style:font-weight-complex="normal"/>
    </style:style>
    <style:style style:name="T223" style:family="text">
      <style:text-properties fo:font-weight="normal" officeooo:rsid="02c3f88b" style:font-weight-asian="normal" style:font-weight-complex="normal"/>
    </style:style>
    <style:style style:name="T224" style:family="text">
      <style:text-properties fo:font-weight="normal" officeooo:rsid="02c4c0a8" style:font-weight-asian="normal" style:font-weight-complex="normal"/>
    </style:style>
    <style:style style:name="T225" style:family="text">
      <style:text-properties fo:font-weight="normal" officeooo:rsid="02ca3541" style:font-weight-asian="normal" style:font-weight-complex="normal"/>
    </style:style>
    <style:style style:name="T226" style:family="text">
      <style:text-properties fo:font-weight="normal" officeooo:rsid="02cb8444" style:font-weight-asian="normal" style:font-weight-complex="normal"/>
    </style:style>
    <style:style style:name="T227" style:family="text">
      <style:text-properties fo:font-weight="normal" officeooo:rsid="02e282b9" style:font-weight-asian="normal" style:font-weight-complex="normal"/>
    </style:style>
    <style:style style:name="T228" style:family="text">
      <style:text-properties fo:font-weight="normal" officeooo:rsid="02f432bf" style:font-weight-asian="normal" style:font-weight-complex="normal"/>
    </style:style>
    <style:style style:name="T229" style:family="text">
      <style:text-properties fo:font-weight="normal" officeooo:rsid="030acb25" style:font-weight-asian="normal" style:font-weight-complex="normal"/>
    </style:style>
    <style:style style:name="T230" style:family="text">
      <style:text-properties fo:font-weight="normal" officeooo:rsid="030b4e72" style:font-weight-asian="normal" style:font-weight-complex="normal"/>
    </style:style>
    <style:style style:name="T231" style:family="text">
      <style:text-properties fo:font-weight="normal" officeooo:rsid="0317832d" style:font-weight-asian="normal" style:font-weight-complex="normal"/>
    </style:style>
    <style:style style:name="T232" style:family="text">
      <style:text-properties fo:font-weight="normal" officeooo:rsid="032ee59b" style:font-weight-asian="normal" style:font-weight-complex="normal"/>
    </style:style>
    <style:style style:name="T233" style:family="text">
      <style:text-properties fo:font-weight="normal" officeooo:rsid="03305e41" style:font-weight-asian="normal" style:font-weight-complex="normal"/>
    </style:style>
    <style:style style:name="T234" style:family="text">
      <style:text-properties fo:font-weight="normal" officeooo:rsid="03311490" style:font-weight-asian="normal" style:font-weight-complex="normal"/>
    </style:style>
    <style:style style:name="T235" style:family="text">
      <style:text-properties fo:font-weight="normal" officeooo:rsid="0333ea89" style:font-weight-asian="normal" style:font-weight-complex="normal"/>
    </style:style>
    <style:style style:name="T236" style:family="text">
      <style:text-properties fo:font-weight="normal" officeooo:rsid="0335714d" style:font-weight-asian="normal" style:font-weight-complex="normal"/>
    </style:style>
    <style:style style:name="T237" style:family="text">
      <style:text-properties fo:font-weight="normal" officeooo:rsid="034baaa9" style:font-weight-asian="normal" style:font-weight-complex="normal"/>
    </style:style>
    <style:style style:name="T238" style:family="text">
      <style:text-properties fo:font-weight="normal" officeooo:rsid="03672f21" style:font-weight-asian="normal" style:font-weight-complex="normal"/>
    </style:style>
    <style:style style:name="T239" style:family="text">
      <style:text-properties fo:font-weight="normal" officeooo:rsid="0369102b" style:font-weight-asian="normal" style:font-weight-complex="normal"/>
    </style:style>
    <style:style style:name="T240" style:family="text">
      <style:text-properties fo:font-weight="normal" officeooo:rsid="0369b6c2" style:font-weight-asian="normal" style:font-weight-complex="normal"/>
    </style:style>
    <style:style style:name="T241" style:family="text">
      <style:text-properties fo:font-weight="normal" officeooo:rsid="036b6247" style:font-weight-asian="normal" style:font-weight-complex="normal"/>
    </style:style>
    <style:style style:name="T242" style:family="text">
      <style:text-properties fo:font-weight="normal" officeooo:rsid="036cce21" style:font-weight-asian="normal" style:font-weight-complex="normal"/>
    </style:style>
    <style:style style:name="T243" style:family="text">
      <style:text-properties fo:font-weight="normal" officeooo:rsid="036d3265" style:font-weight-asian="normal" style:font-weight-complex="normal"/>
    </style:style>
    <style:style style:name="T244" style:family="text">
      <style:text-properties fo:font-weight="normal" officeooo:rsid="037294ac" style:font-weight-asian="normal" style:font-weight-complex="normal"/>
    </style:style>
    <style:style style:name="T245" style:family="text">
      <style:text-properties fo:font-weight="normal" officeooo:rsid="0382a054" style:font-weight-asian="normal" style:font-weight-complex="normal"/>
    </style:style>
    <style:style style:name="T246" style:family="text">
      <style:text-properties fo:font-weight="normal" officeooo:rsid="0387c6aa" style:font-weight-asian="normal" style:font-weight-complex="normal"/>
    </style:style>
    <style:style style:name="T247" style:family="text">
      <style:text-properties fo:font-weight="normal" fo:background-color="#ffffff" loext:char-shading-value="0" style:font-weight-asian="normal" style:font-weight-complex="normal"/>
    </style:style>
    <style:style style:name="T248" style:family="text">
      <style:text-properties fo:font-weight="normal" officeooo:rsid="01df3766" fo:background-color="#ffffff" loext:char-shading-value="0" style:font-weight-asian="normal" style:font-weight-complex="normal"/>
    </style:style>
    <style:style style:name="T249" style:family="text">
      <style:text-properties fo:font-weight="normal" officeooo:rsid="022b97d5" fo:background-color="#ffffff" loext:char-shading-value="0" style:font-weight-asian="normal" style:font-weight-complex="normal"/>
    </style:style>
    <style:style style:name="T250" style:family="text">
      <style:text-properties fo:font-weight="normal" officeooo:rsid="0277a899" fo:background-color="#ffffff" loext:char-shading-value="0" style:font-weight-asian="normal" style:font-weight-complex="normal"/>
    </style:style>
    <style:style style:name="T251" style:family="text">
      <style:text-properties fo:font-weight="normal" officeooo:rsid="0273bc43" fo:background-color="#ffffff" loext:char-shading-value="0" style:font-weight-asian="normal" style:font-weight-complex="normal"/>
    </style:style>
    <style:style style:name="T252" style:family="text">
      <style:text-properties fo:font-weight="normal" officeooo:rsid="027e909b" fo:background-color="#ffffff" loext:char-shading-value="0" style:font-weight-asian="normal" style:font-weight-complex="normal"/>
    </style:style>
    <style:style style:name="T253" style:family="text">
      <style:text-properties fo:font-weight="normal" officeooo:rsid="02ce8a03" fo:background-color="#ffffff" loext:char-shading-value="0" style:font-weight-asian="normal" style:font-weight-complex="normal"/>
    </style:style>
    <style:style style:name="T254" style:family="text">
      <style:text-properties fo:font-weight="normal" officeooo:rsid="02cf439c" fo:background-color="#ffffff" loext:char-shading-value="0" style:font-weight-asian="normal" style:font-weight-complex="normal"/>
    </style:style>
    <style:style style:name="T255" style:family="text">
      <style:text-properties fo:font-weight="normal" officeooo:rsid="02e4a18c" fo:background-color="#ffffff" loext:char-shading-value="0" style:font-weight-asian="normal" style:font-weight-complex="normal"/>
    </style:style>
    <style:style style:name="T256" style:family="text">
      <style:text-properties fo:font-weight="normal" officeooo:rsid="03371390" fo:background-color="#ffffff" loext:char-shading-value="0" style:font-weight-asian="normal" style:font-weight-complex="normal"/>
    </style:style>
    <style:style style:name="T257" style:family="text">
      <style:text-properties fo:font-weight="normal" officeooo:rsid="03378aca" fo:background-color="#ffffff" loext:char-shading-value="0" style:font-weight-asian="normal" style:font-weight-complex="normal"/>
    </style:style>
    <style:style style:name="T258" style:family="text">
      <style:text-properties fo:font-weight="normal" officeooo:rsid="02e282b9" fo:background-color="#ffffff" loext:char-shading-value="0" style:font-weight-asian="normal" style:font-weight-complex="normal"/>
    </style:style>
    <style:style style:name="T259" style:family="text">
      <style:text-properties fo:font-weight="normal" officeooo:rsid="030952c5" fo:background-color="#ffffff" loext:char-shading-value="0" style:font-weight-asian="normal" style:font-weight-complex="normal"/>
    </style:style>
    <style:style style:name="T260" style:family="text">
      <style:text-properties fo:font-weight="normal" officeooo:rsid="030ce8d5" fo:background-color="#ffffff" loext:char-shading-value="0" style:font-weight-asian="normal" style:font-weight-complex="normal"/>
    </style:style>
    <style:style style:name="T261" style:family="text">
      <style:text-properties fo:font-weight="normal" officeooo:rsid="0337cd0a" fo:background-color="#ffffff" loext:char-shading-value="0" style:font-weight-asian="normal" style:font-weight-complex="normal"/>
    </style:style>
    <style:style style:name="T262" style:family="text">
      <style:text-properties officeooo:rsid="00c65aef"/>
    </style:style>
    <style:style style:name="T263" style:family="text">
      <style:text-properties officeooo:rsid="00d2fc96"/>
    </style:style>
    <style:style style:name="T264" style:family="text">
      <style:text-properties officeooo:rsid="00dd6dfb"/>
    </style:style>
    <style:style style:name="T265" style:family="text">
      <style:text-properties officeooo:rsid="010aea8c"/>
    </style:style>
    <style:style style:name="T266" style:family="text">
      <style:text-properties officeooo:rsid="010f5624"/>
    </style:style>
    <style:style style:name="T267" style:family="text">
      <style:text-properties officeooo:rsid="01113c05"/>
    </style:style>
    <style:style style:name="T268" style:family="text">
      <style:text-properties officeooo:rsid="0112f832"/>
    </style:style>
    <style:style style:name="T269" style:family="text">
      <style:text-properties officeooo:rsid="011937ab"/>
    </style:style>
    <style:style style:name="T270" style:family="text">
      <style:text-properties officeooo:rsid="011fabe3"/>
    </style:style>
    <style:style style:name="T271" style:family="text">
      <style:text-properties officeooo:rsid="01200957"/>
    </style:style>
    <style:style style:name="T272" style:family="text">
      <style:text-properties officeooo:rsid="0129c670"/>
    </style:style>
    <style:style style:name="T273" style:family="text">
      <style:text-properties officeooo:rsid="012b65f2"/>
    </style:style>
    <style:style style:name="T274" style:family="text">
      <style:text-properties officeooo:rsid="013082c8"/>
    </style:style>
    <style:style style:name="T275" style:family="text">
      <style:text-properties officeooo:rsid="015abb8d"/>
    </style:style>
    <style:style style:name="T276" style:family="text">
      <style:text-properties officeooo:rsid="015ee3b0"/>
    </style:style>
    <style:style style:name="T277" style:family="text">
      <style:text-properties officeooo:rsid="015fef79"/>
    </style:style>
    <style:style style:name="T278" style:family="text">
      <style:text-properties officeooo:rsid="016c38be"/>
    </style:style>
    <style:style style:name="T279" style:family="text">
      <style:text-properties officeooo:rsid="01713468"/>
    </style:style>
    <style:style style:name="T280" style:family="text">
      <style:text-properties officeooo:rsid="017da058"/>
    </style:style>
    <style:style style:name="T281" style:family="text">
      <style:text-properties officeooo:rsid="01864aee"/>
    </style:style>
    <style:style style:name="T282" style:family="text">
      <style:text-properties officeooo:rsid="018b824a"/>
    </style:style>
    <style:style style:name="T283" style:family="text">
      <style:text-properties officeooo:rsid="019a92bf"/>
    </style:style>
    <style:style style:name="T284" style:family="text">
      <style:text-properties officeooo:rsid="01aef3a3"/>
    </style:style>
    <style:style style:name="T285" style:family="text">
      <style:text-properties officeooo:rsid="01b13904"/>
    </style:style>
    <style:style style:name="T286" style:family="text">
      <style:text-properties officeooo:rsid="01b6baa4"/>
    </style:style>
    <style:style style:name="T287" style:family="text">
      <style:text-properties officeooo:rsid="012ffcd8"/>
    </style:style>
    <style:style style:name="T288" style:family="text">
      <style:text-properties officeooo:rsid="01c38d0b"/>
    </style:style>
    <style:style style:name="T289" style:family="text">
      <style:text-properties officeooo:rsid="01dbec8a"/>
    </style:style>
    <style:style style:name="T290" style:family="text">
      <style:text-properties officeooo:rsid="01df3766"/>
    </style:style>
    <style:style style:name="T291" style:family="text">
      <style:text-properties officeooo:rsid="01e3345d"/>
    </style:style>
    <style:style style:name="T292" style:family="text">
      <style:text-properties officeooo:rsid="01f25613"/>
    </style:style>
    <style:style style:name="T293" style:family="text">
      <style:text-properties officeooo:rsid="01f32186"/>
    </style:style>
    <style:style style:name="T294" style:family="text">
      <style:text-properties officeooo:rsid="02119d09"/>
    </style:style>
    <style:style style:name="T295" style:family="text">
      <style:text-properties officeooo:rsid="0214d2dd"/>
    </style:style>
    <style:style style:name="T296" style:family="text">
      <style:text-properties officeooo:rsid="021ff269"/>
    </style:style>
    <style:style style:name="T297" style:family="text">
      <style:text-properties officeooo:rsid="02237d07"/>
    </style:style>
    <style:style style:name="T298" style:family="text">
      <style:text-properties officeooo:rsid="0226aaf0"/>
    </style:style>
    <style:style style:name="T299" style:family="text">
      <style:text-properties officeooo:rsid="022b2761"/>
    </style:style>
    <style:style style:name="T300" style:family="text">
      <style:text-properties fo:background-color="#ffffff" loext:char-shading-value="0"/>
    </style:style>
    <style:style style:name="T301" style:family="text">
      <style:text-properties officeooo:rsid="00e471d6" fo:background-color="#ffffff" loext:char-shading-value="0"/>
    </style:style>
    <style:style style:name="T302" style:family="text">
      <style:text-properties officeooo:rsid="005b7a24" fo:background-color="#ffffff" loext:char-shading-value="0"/>
    </style:style>
    <style:style style:name="T303" style:family="text">
      <style:text-properties officeooo:rsid="022eeb78" fo:background-color="#ffffff" loext:char-shading-value="0"/>
    </style:style>
    <style:style style:name="T304" style:family="text">
      <style:text-properties officeooo:rsid="000b3528" fo:background-color="#ffffff" loext:char-shading-value="0"/>
    </style:style>
    <style:style style:name="T305" style:family="text">
      <style:text-properties officeooo:rsid="00110cbe" fo:background-color="#ffffff" loext:char-shading-value="0"/>
    </style:style>
    <style:style style:name="T306" style:family="text">
      <style:text-properties officeooo:rsid="023560be" fo:background-color="#ffffff" loext:char-shading-value="0"/>
    </style:style>
    <style:style style:name="T307" style:family="text">
      <style:text-properties officeooo:rsid="0242eaa4" fo:background-color="#ffffff" loext:char-shading-value="0"/>
    </style:style>
    <style:style style:name="T308" style:family="text">
      <style:text-properties officeooo:rsid="0244d94e" fo:background-color="#ffffff" loext:char-shading-value="0"/>
    </style:style>
    <style:style style:name="T309" style:family="text">
      <style:text-properties officeooo:rsid="025839fd" fo:background-color="#ffffff" loext:char-shading-value="0"/>
    </style:style>
    <style:style style:name="T310" style:family="text">
      <style:text-properties officeooo:rsid="026d525c" fo:background-color="#ffffff" loext:char-shading-value="0"/>
    </style:style>
    <style:style style:name="T311" style:family="text">
      <style:text-properties officeooo:rsid="00086c8e" fo:background-color="#ffffff" loext:char-shading-value="0"/>
    </style:style>
    <style:style style:name="T312" style:family="text">
      <style:text-properties officeooo:rsid="026edfca" fo:background-color="#ffffff" loext:char-shading-value="0"/>
    </style:style>
    <style:style style:name="T313" style:family="text">
      <style:text-properties officeooo:rsid="0272730c" fo:background-color="#ffffff" loext:char-shading-value="0"/>
    </style:style>
    <style:style style:name="T314" style:family="text">
      <style:text-properties officeooo:rsid="0273bc43" fo:background-color="#ffffff" loext:char-shading-value="0"/>
    </style:style>
    <style:style style:name="T315" style:family="text">
      <style:text-properties officeooo:rsid="01df3766" fo:background-color="#ffffff" loext:char-shading-value="0"/>
    </style:style>
    <style:style style:name="T316" style:family="text">
      <style:text-properties officeooo:rsid="0277a899" fo:background-color="#ffffff" loext:char-shading-value="0"/>
    </style:style>
    <style:style style:name="T317" style:family="text">
      <style:text-properties officeooo:rsid="027e909b" fo:background-color="#ffffff" loext:char-shading-value="0"/>
    </style:style>
    <style:style style:name="T318" style:family="text">
      <style:text-properties officeooo:rsid="033e21f0" fo:background-color="#ffffff" loext:char-shading-value="0"/>
    </style:style>
    <style:style style:name="T319" style:family="text">
      <style:text-properties officeooo:rsid="033ec7a3" fo:background-color="#ffffff" loext:char-shading-value="0"/>
    </style:style>
    <style:style style:name="T320" style:family="text">
      <style:text-properties officeooo:rsid="023304c0"/>
    </style:style>
    <style:style style:name="T321" style:family="text">
      <style:text-properties officeooo:rsid="023a8061"/>
    </style:style>
    <style:style style:name="T322" style:family="text">
      <style:text-properties officeooo:rsid="023c663a"/>
    </style:style>
    <style:style style:name="T323" style:family="text">
      <style:text-properties officeooo:rsid="023daa74"/>
    </style:style>
    <style:style style:name="T324" style:family="text">
      <style:text-properties officeooo:rsid="02488890"/>
    </style:style>
    <style:style style:name="T325" style:family="text">
      <style:text-properties officeooo:rsid="024bf1cf"/>
    </style:style>
    <style:style style:name="T326" style:family="text">
      <style:text-properties officeooo:rsid="024e5240"/>
    </style:style>
    <style:style style:name="T327" style:family="text">
      <style:text-properties officeooo:rsid="0250534b"/>
    </style:style>
    <style:style style:name="T328" style:family="text">
      <style:text-properties officeooo:rsid="0253234f"/>
    </style:style>
    <style:style style:name="T329" style:family="text">
      <style:text-properties officeooo:rsid="024f0ff8" fo:background-color="transparent" loext:char-shading-value="0"/>
    </style:style>
    <style:style style:name="T330" style:family="text">
      <style:text-properties officeooo:rsid="00086c8e" fo:background-color="transparent" loext:char-shading-value="0"/>
    </style:style>
    <style:style style:name="T331" style:family="text">
      <style:text-properties officeooo:rsid="025c76cf"/>
    </style:style>
    <style:style style:name="T332" style:family="text">
      <style:text-properties officeooo:rsid="0264e746"/>
    </style:style>
    <style:style style:name="T333" style:family="text">
      <style:text-properties officeooo:rsid="026c7f0f"/>
    </style:style>
    <style:style style:name="T334" style:family="text">
      <style:text-properties officeooo:rsid="0270390a"/>
    </style:style>
    <style:style style:name="T335" style:family="text">
      <style:text-properties officeooo:rsid="0006e6f8"/>
    </style:style>
    <style:style style:name="T336" style:family="text">
      <style:text-properties officeooo:rsid="028a0774"/>
    </style:style>
    <style:style style:name="T337" style:family="text">
      <style:text-properties style:text-line-through-style="none" style:text-line-through-type="none" fo:font-style="normal" style:text-underline-style="none" officeooo:rsid="02998615" style:font-style-asian="normal" style:font-style-complex="normal"/>
    </style:style>
    <style:style style:name="T338" style:family="text">
      <style:text-properties style:text-line-through-style="none" style:text-line-through-type="none" fo:font-style="normal" style:text-underline-style="none" officeooo:rsid="029ad66b" style:font-style-asian="normal" style:font-style-complex="normal"/>
    </style:style>
    <style:style style:name="T339" style:family="text">
      <style:text-properties style:text-line-through-style="none" style:text-line-through-type="none" fo:font-style="normal" style:text-underline-style="none" officeooo:rsid="029bb9a7" style:font-style-asian="normal" style:font-style-complex="normal"/>
    </style:style>
    <style:style style:name="T340" style:family="text">
      <style:text-properties style:text-line-through-style="none" style:text-line-through-type="none" fo:font-style="normal" style:text-underline-style="none" officeooo:rsid="029c4089" style:font-style-asian="normal" style:font-style-complex="normal"/>
    </style:style>
    <style:style style:name="T341" style:family="text">
      <style:text-properties style:text-line-through-style="none" style:text-line-through-type="none" fo:font-style="normal" style:text-underline-style="none" officeooo:rsid="02a5776e" style:font-style-asian="normal" style:font-style-complex="normal"/>
    </style:style>
    <style:style style:name="T342" style:family="text">
      <style:text-properties style:text-line-through-style="none" style:text-line-through-type="none" fo:font-style="normal" style:text-underline-style="none" officeooo:rsid="02af51ad" style:font-style-asian="normal" style:font-style-complex="normal"/>
    </style:style>
    <style:style style:name="T343" style:family="text">
      <style:text-properties style:text-line-through-style="none" style:text-line-through-type="none" fo:font-style="normal" style:text-underline-style="none" officeooo:rsid="02c8891a" style:font-style-asian="normal" style:font-style-complex="normal"/>
    </style:style>
    <style:style style:name="T344" style:family="text">
      <style:text-properties style:text-line-through-style="none" style:text-line-through-type="none" fo:font-style="normal" style:text-underline-style="none" officeooo:rsid="03147ebc" style:font-style-asian="normal" style:font-style-complex="normal"/>
    </style:style>
    <style:style style:name="T345"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46"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47"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48"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49"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50"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51"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52"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53"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54" style:family="text">
      <style:text-properties officeooo:rsid="028e17e1"/>
    </style:style>
    <style:style style:name="T355" style:family="text">
      <style:text-properties officeooo:rsid="0295432f"/>
    </style:style>
    <style:style style:name="T356" style:family="text">
      <style:text-properties officeooo:rsid="029c4089"/>
    </style:style>
    <style:style style:name="T357" style:family="text">
      <style:text-properties officeooo:rsid="029c5bf6"/>
    </style:style>
    <style:style style:name="T358" style:family="text">
      <style:text-properties officeooo:rsid="02a75c7b"/>
    </style:style>
    <style:style style:name="T359" style:family="text">
      <style:text-properties officeooo:rsid="02ae221d"/>
    </style:style>
    <style:style style:name="T360" style:family="text">
      <style:text-properties officeooo:rsid="02b045f8"/>
    </style:style>
    <style:style style:name="T361" style:family="text">
      <style:text-properties officeooo:rsid="02b09f9b"/>
    </style:style>
    <style:style style:name="T362" style:family="text">
      <style:text-properties officeooo:rsid="02b5a5f4"/>
    </style:style>
    <style:style style:name="T363" style:family="text">
      <style:text-properties officeooo:rsid="02b7baf8"/>
    </style:style>
    <style:style style:name="T364" style:family="text">
      <style:text-properties officeooo:rsid="02bac7c9"/>
    </style:style>
    <style:style style:name="T365" style:family="text">
      <style:text-properties officeooo:rsid="02bebe3b"/>
    </style:style>
    <style:style style:name="T366" style:family="text">
      <style:text-properties officeooo:rsid="02c55eef"/>
    </style:style>
    <style:style style:name="T367" style:family="text">
      <style:text-properties officeooo:rsid="02d2092c"/>
    </style:style>
    <style:style style:name="T368" style:family="text">
      <style:text-properties officeooo:rsid="02d86d6c"/>
    </style:style>
    <style:style style:name="T369" style:family="text">
      <style:text-properties officeooo:rsid="02e282b9"/>
    </style:style>
    <style:style style:name="T370" style:family="text">
      <style:text-properties officeooo:rsid="02f0e103"/>
    </style:style>
    <style:style style:name="T371" style:family="text">
      <style:text-properties officeooo:rsid="02f2ba1f"/>
    </style:style>
    <style:style style:name="T372" style:family="text">
      <style:text-properties officeooo:rsid="02f63819"/>
    </style:style>
    <style:style style:name="T373" style:family="text">
      <style:text-properties officeooo:rsid="02fad434"/>
    </style:style>
    <style:style style:name="T374" style:family="text">
      <style:text-properties officeooo:rsid="02fc503d"/>
    </style:style>
    <style:style style:name="T375" style:family="text">
      <style:text-properties officeooo:rsid="02fcfe42"/>
    </style:style>
    <style:style style:name="T376" style:family="text">
      <style:text-properties officeooo:rsid="02ff0c76"/>
    </style:style>
    <style:style style:name="T377" style:family="text">
      <style:text-properties officeooo:rsid="02ffbb48"/>
    </style:style>
    <style:style style:name="T378" style:family="text">
      <style:text-properties officeooo:rsid="030030ba"/>
    </style:style>
    <style:style style:name="T379" style:family="text">
      <style:text-properties officeooo:rsid="0300607e"/>
    </style:style>
    <style:style style:name="T380" style:family="text">
      <style:text-properties officeooo:rsid="03061890"/>
    </style:style>
    <style:style style:name="T381" style:family="text">
      <style:text-properties officeooo:rsid="03088f30"/>
    </style:style>
    <style:style style:name="T382" style:family="text">
      <style:text-properties officeooo:rsid="030935c6"/>
    </style:style>
    <style:style style:name="T383" style:family="text">
      <style:text-properties officeooo:rsid="030952c5"/>
    </style:style>
    <style:style style:name="T384" style:family="text">
      <style:text-properties officeooo:rsid="030ce8d5"/>
    </style:style>
    <style:style style:name="T385" style:family="text">
      <style:text-properties officeooo:rsid="0317832d"/>
    </style:style>
    <style:style style:name="T386" style:family="text">
      <style:text-properties officeooo:rsid="031c2bb1"/>
    </style:style>
    <style:style style:name="T387" style:family="text">
      <style:text-properties officeooo:rsid="0320f04d"/>
    </style:style>
    <style:style style:name="T388" style:family="text">
      <style:text-properties officeooo:rsid="0321ecc3"/>
    </style:style>
    <style:style style:name="T389" style:family="text">
      <style:text-properties officeooo:rsid="032c2b76"/>
    </style:style>
    <style:style style:name="T390" style:family="text">
      <style:text-properties officeooo:rsid="032d1ae0"/>
    </style:style>
    <style:style style:name="T391" style:family="text">
      <style:text-properties officeooo:rsid="032ee59b"/>
    </style:style>
    <style:style style:name="T392" style:family="text">
      <style:text-properties officeooo:rsid="03311490"/>
    </style:style>
    <style:style style:name="T393" style:family="text">
      <style:text-properties officeooo:rsid="0333ea89"/>
    </style:style>
    <style:style style:name="T394" style:family="text">
      <style:text-properties officeooo:rsid="0335714d"/>
    </style:style>
    <style:style style:name="T395" style:family="text">
      <style:text-properties officeooo:rsid="03398125"/>
    </style:style>
    <style:style style:name="T396" style:family="text">
      <style:text-properties officeooo:rsid="03413bc8"/>
    </style:style>
    <style:style style:name="T397" style:family="text">
      <style:text-properties officeooo:rsid="0342c73b"/>
    </style:style>
    <style:style style:name="T398" style:family="text">
      <style:text-properties officeooo:rsid="03432940"/>
    </style:style>
    <style:style style:name="T399" style:family="text">
      <style:text-properties officeooo:rsid="0347c345"/>
    </style:style>
    <style:style style:name="T400" style:family="text">
      <style:text-properties officeooo:rsid="034ae142"/>
    </style:style>
    <style:style style:name="T401" style:family="text">
      <style:text-properties officeooo:rsid="034c6817"/>
    </style:style>
    <style:style style:name="T402" style:family="text">
      <style:text-properties officeooo:rsid="03559501"/>
    </style:style>
    <style:style style:name="T403" style:family="text">
      <style:text-properties officeooo:rsid="0355ed92"/>
    </style:style>
    <style:style style:name="T404" style:family="text">
      <style:text-properties officeooo:rsid="03567e16"/>
    </style:style>
    <style:style style:name="T405" style:family="text">
      <style:text-properties officeooo:rsid="0357667c"/>
    </style:style>
    <style:style style:name="T406" style:family="text">
      <style:text-properties officeooo:rsid="035da5a1"/>
    </style:style>
    <style:style style:name="T407" style:family="text">
      <style:text-properties officeooo:rsid="036070ef"/>
    </style:style>
    <style:style style:name="T408" style:family="text">
      <style:text-properties officeooo:rsid="03616dd3"/>
    </style:style>
    <style:style style:name="T409" style:family="text">
      <style:text-properties officeooo:rsid="03650913"/>
    </style:style>
    <style:style style:name="T410" style:family="text">
      <style:text-properties officeooo:rsid="03657c60"/>
    </style:style>
    <style:style style:name="T411" style:family="text">
      <style:text-properties officeooo:rsid="0379141a"/>
    </style:style>
    <style:style style:name="T412" style:family="text">
      <style:text-properties officeooo:rsid="037b0fc7"/>
    </style:style>
    <style:style style:name="T413" style:family="text">
      <style:text-properties officeooo:rsid="037d8312"/>
    </style:style>
    <style:style style:name="T414" style:family="text">
      <style:text-properties officeooo:rsid="03802ea9"/>
    </style:style>
    <style:style style:name="T415" style:family="text">
      <style:text-properties officeooo:rsid="0381bdf9"/>
    </style:style>
    <style:style style:name="T416" style:family="text">
      <style:text-properties officeooo:rsid="0383c415"/>
    </style:style>
    <style:style style:name="T417" style:family="text">
      <style:text-properties officeooo:rsid="038eba19"/>
    </style:style>
    <style:style style:name="T418" style:family="text">
      <style:text-properties officeooo:rsid="03940c1e"/>
    </style:style>
    <style:style style:name="T419" style:family="text">
      <style:text-properties officeooo:rsid="0396d3e2"/>
    </style:style>
    <style:style style:name="T420" style:family="text">
      <style:text-properties officeooo:rsid="039bcb07"/>
    </style:style>
    <style:style style:name="T421" style:family="text">
      <style:text-properties officeooo:rsid="039dcb9d"/>
    </style:style>
    <style:style style:name="T422" style:family="text">
      <style:text-properties officeooo:rsid="039fd5a5"/>
    </style:style>
    <style:style style:name="T423" style:family="text">
      <style:text-properties officeooo:rsid="03a04c5f"/>
    </style:style>
    <style:style style:name="T424" style:family="text">
      <style:text-properties officeooo:rsid="03a491b4"/>
    </style:style>
    <style:style style:name="T425" style:family="text">
      <style:text-properties officeooo:rsid="03ab9c45"/>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asa <text:span text:style-name="T1">gourmet</text:span></text:p>
      <text:p text:style-name="P68"/>
      <text:p text:style-name="P67">os sistema e suas especificações:</text:p>
      <text:p text:style-name="P67"/>
      <text:p text:style-name="P67"><text:tab/><text:span text:style-name="T364">estrelas serão u termometro para qualidade.</text:span></text:p>
      <text:list xml:id="list8823197646542672258" text:style-name="L1">
        <text:list-item>
          <text:p text:style-name="P1"><text:span text:style-name="T3">Participante estátco </text:span><text:span text:style-name="T73">ou alvo</text:span>, pessoa cadastrada ou não no sistema <text:s/><text:span text:style-name="T401">e possíves candidatos a trabalhar durante o evento caso algo de errado aconteça</text:span></text:p>
        </text:list-item>
        <text:list-item>
          <text:p text:style-name="P1"><text:span text:style-name="T3">Participante dinâmico,</text:span> representa todos os envolvidos na produção, performanse controle etc. <text:span text:style-name="T389">d</text:span>o evento.</text:p>
        </text:list-item>
        <text:list-item>
          <text:p text:style-name="P1"><text:span text:style-name="T3">Participante principal,</text:span> define investidores, ou promotores de eventos cujo desempenha trabalho adiministrativo antes, durante e depois do evento <text:span text:style-name="T390">e fornecimento de insumos</text:span>.</text:p>
          <text:p text:style-name="P69"/>
        </text:list-item>
      </text:list>
      <text:p text:style-name="P27">– <text:span text:style-name="T11">login/</text:span><text:span text:style-name="T44">logout</text:span></text:p>
      <text:p text:style-name="P54"><text:tab/><text:span text:style-name="T300"> </text:span><text:span text:style-name="T310">Deve ofrecer a função de entrar no sistema ou sair </text:span><text:span text:style-name="T313">salvando todas as alterações e fechando todo o sistema. </text:span><text:span text:style-name="T316">Ao entrar <text:s/>o usuário deverá ser conduzido para</text:span><text:span text:style-name="T303"> o </text:span><text:span text:style-name="T329">lobby</text:span><text:span text:style-name="T303">. </text:span><text:span text:style-name="T314">Quando os dados do usuário se motrarem incompativeis com a senha deve ser su</text:span><text:span text:style-name="T318">ge</text:span><text:span text:style-name="T314">rido o modo de recuperação de senha mais adequado, ou o sistema de cadastramento</text:span><text:span text:style-name="T251">.</text:span></text:p>
      <text:p text:style-name="P97"><text:span text:style-name="T314">→</text:span><text:span text:style-name="T300"> </text:span><text:span text:style-name="T314">S</text:span><text:span text:style-name="T300">alvaDados</text:span><text:span text:style-name="T317">Temporarios</text:span><text:span text:style-name="T300">:</text:span></text:p>
      <text:p text:style-name="P66"><text:span text:style-name="T247"><text:tab/>Garante a persistencia dos dados, durante a utilização do sistema, tantando garantir até mesmo as alterações temporarias. </text:span><text:span text:style-name="T252">E caso o sistema seja fechado inesperadamente. </text:span></text:p>
      <text:p text:style-name="P65"><text:span text:style-name="T3">→</text:span><text:span text:style-name="T43"> ConfirmaDados</text:span><text:span text:style-name="T45">Login</text:span><text:span text:style-name="T43">:</text:span></text:p>
      <text:p text:style-name="P65"><text:span text:style-name="T43"><text:tab/></text:span><text:span text:style-name="T219">Se encarrega de verificar os dados que são enseridos, e confirma a existencia no banco de dados.</text:span><text:span text:style-name="T220"> No caso de dados como cpf ou cnpj deve haver uma busca de dados nos órgãos reponsaveis do governo.</text:span></text:p>
      <text:p text:style-name="P65"><text:span text:style-name="T3">→</text:span><text:span text:style-name="T42"> </text:span><text:span text:style-name="T3">Cadastro r</text:span><text:span text:style-name="T41">á</text:span><text:span text:style-name="T3">pido</text:span>:</text:p>
      <text:p text:style-name="P65"><text:tab/>Sistema de cadastramento apartir de redes sociais, esse sitema deve, no ato do cadastramento, absorver os dados do usuário atravéz d<text:span text:style-name="T331">e</text:span> rede socia<text:span text:style-name="T331">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5">→<text:span text:style-name="T355"> </text:span><text:span text:style-name="T47">CompararDados</text:span><text:span text:style-name="T355">:</text:span></text:p>
      <text:p text:style-name="P65"><text:tab/><text:span text:style-name="T355">Serve fornece imformações sobre eventos que possão pregudicar a criação de um evento pro proximidade, ou por conflitos de pessoas lugares etc.</text:span></text:p>
      <text:p text:style-name="P64">→ <text:span text:style-name="T3">AnexadorDeEventos</text:span>:</text:p>
      <text:p text:style-name="P64"><text:tab/>Tem como função principal ligar o evento a propaganda, ou propagandas, ou eventos a propaganda. Sendo possível gerencial posteriormente.</text:p>
      <text:p text:style-name="P64">→<text:span text:style-name="T357"> </text:span><text:span text:style-name="T48">Cooperadores</text:span><text:span text:style-name="T357">:</text:span></text:p>
      <text:p text:style-name="P64"><text:tab/><text:span text:style-name="T357">deve ter acesso a lista de amigos, participantes do evento e pessoas da vitrine, para selecionar e lhes dar acesso aos dados já produzidos fornecer um sistema de seleção dos mesmos para participar da criação.</text:span></text:p>
      <text:p text:style-name="P64">→<text:span text:style-name="T418"> </text:span><text:span text:style-name="T101">interagirCom</text:span><text:span text:style-name="T418">:</text:span></text:p>
      <text:p text:style-name="P64"><text:tab/><text:span text:style-name="T418">Serviço de controle de acesso de usuários cooperadores.</text:span></text:p>
      <text:p text:style-name="P64">→<text:span text:style-name="T418"> </text:span><text:span text:style-name="T101">mesclagem</text:span><text:span text:style-name="T418">:</text:span></text:p>
      <text:p text:style-name="P64"><text:tab/><text:span text:style-name="T418">Fornece um serviço de mesclagem entres os dados informados pelo participante principal e seus cooperadores</text:span></text:p>
      <text:p text:style-name="P63">→ <text:span text:style-name="T49">criar</text:span><text:span text:style-name="T46">Propagandas</text:span>:</text:p>
      <text:p text:style-name="P61"><text:tab/><text:span text:style-name="T336">D</text:span>eve ofertar toda <text:span text:style-name="T337">um sistema de criação de propagandas, <text:s/>de ser possível anexa o evento, impulsiona-los, <text:s/>de compartilhamento em redes sociais al</text:span><text:span text:style-name="T341">é</text:span><text:span text:style-name="T337">m de fornecer uma entrada para o s</text:span><text:span text:style-name="T341">i</text:span><text:span text:style-name="T337">stema de criação de eventos, deve tabém garantir os dados <text:s/>temporarios uma vez que sejá iniciados uma criação de propaganda. </text:span><text:span text:style-name="T338">Deve conter alterações e exclusão buscas de propagandas do ra</text:span><text:span text:style-name="T343">s</text:span><text:span text:style-name="T338">cunho e eventos prontos, </text:span><text:span text:style-name="T344">além de permirti que todas as propagandas sejam salvas em uma lista para serem recuperadas depois.</text:span></text:p>
      <text:p text:style-name="P61"><text:span text:style-name="T344">→ </text:span><text:span text:style-name="T346">ListaDePropaganas</text:span><text:span text:style-name="T344">:</text:span></text:p>
      <text:p text:style-name="P62"><text:span text:style-name="T344"><text:tab/></text:span><text:span text:style-name="T352">Consiste em mostrar todas as </text:span><text:span text:style-name="T353">propagandas</text:span><text:span text:style-name="T352"> cadastrados no sistema pelo usuário e tabém as </text:span><text:span text:style-name="T353">propagandas</text:span><text:span text:style-name="T352"> públicas, podendo ser selecionados, e permitindo acesso para edição de acordo com o nível de permição do usuário com a </text:span><text:span text:style-name="T353">propagandas</text:span><text:span text:style-name="T352">. <text:s/>Quando utilizados devem fornercer estrelas para seu criador.</text:span></text:p>
      <text:p text:style-name="P61"><text:span text:style-name="T338">→</text:span><text:span text:style-name="T339"> </text:span><text:span text:style-name="T345">Modalidades</text:span><text:span text:style-name="T339">:</text:span></text:p>
      <text:p text:style-name="P200"><text:tab/>Deve apresentar modalidades para a propaganda, que poderar ser cooperativa, privada, <text:span text:style-name="T359">e demais restrições.</text:span></text:p>
      <text:p text:style-name="P60">→<text:span text:style-name="T356"> </text:span><text:span text:style-name="T50">feedback</text:span><text:span text:style-name="T356">:</text:span></text:p>
      <text:p text:style-name="P60"><text:span text:style-name="T339"><text:tab/></text:span><text:span text:style-name="T342">Ária reser</text:span><text:span text:style-name="T340">vada para propagandas cooperativas, por aqui o criador da propaganda deve receber alterações da mesma por usuários que estajam marcados para participar da criação.</text:span></text:p>
      <text:p text:style-name="P59"><text:span text:style-name="T3">→</text:span><text:span text:style-name="T42"> </text:span><text:span text:style-name="T3">Cadastro padrão</text:span>:</text:p>
      <text:p text:style-name="P59"><text:tab/>Deve obter os dados do usuário mediante uma ficha oferecida pelo sistema, o e-mail ser confirmados pelo usuário, o usuário deve optar por recebor ou não notificações pelo e-mail</text:p>
      <text:p text:style-name="P59"><text:span text:style-name="T3">→</text:span><text:span text:style-name="T42"> </text:span><text:span text:style-name="T3">Cadastro</text:span>:</text:p>
      <text:p text:style-name="P57"><text:tab/><text:span text:style-name="T310"> </text:span><text:span text:style-name="T312">D</text:span><text:span text:style-name="T310">eve </text:span><text:span text:style-name="T311">oferecer os modelos de cadastros rápidos através de redes sociais, e os habituais modelos de cadastro, nesse momento o </text:span><text:span text:style-name="T248">participante</text:span><text:span text:style-name="T311"> </text:span><text:span text:style-name="T301">que</text:span><text:span text:style-name="T311"> optar pelo modelo rápido, compartilhará, nas suas redes sociais escolhidas, um link para o site e para o canal promocional.</text:span> <text:span text:style-name="T334">Deve também </text:span>oferecer o cadastramento específicos, como cadastro para participante dinâmico ou estáticos, empresas e investidores anjos. <text:span text:style-name="T334">O cadastro deve oferecer a possíbilidade de cadastrar quantas redes sociais o usuário achar necessário</text:span>. <text:span text:style-name="T333">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49">devem ter ofertado a possibilidade de receber por e-mail atualizações e</text:span><text:span text:style-name="T250">ntre outros.</text:span></text:p>
      <text:p text:style-name="P57"><text:span text:style-name="T250">→</text:span><text:span text:style-name="T110">editorDePromocao</text:span><text:span text:style-name="T256">:</text:span></text:p>
      <text:p text:style-name="P194"><text:tab/>Oferesse um editor de promoções para propagandas, eventos etc.</text:p>
      <text:p text:style-name="P194">→<text:span text:style-name="T406"> </text:span><text:span text:style-name="T83">gatilhoDePromocao</text:span><text:span text:style-name="T406">:</text:span></text:p>
      <text:p text:style-name="P194"><text:tab/><text:span text:style-name="T406">Através de gatilhor promoções poderam ser ativadas automaticamente, inclusive dureante a execulsao de um evento.</text:span></text:p>
      <text:p text:style-name="P57"><text:span text:style-name="T256">→</text:span><text:span text:style-name="T257"> </text:span><text:span text:style-name="T111">ListaDePomocoes</text:span><text:span text:style-name="T257">:</text:span></text:p>
      <text:p text:style-name="P58"><text:span text:style-name="T257"><text:tab/></text:span><text:span text:style-name="T258">Sistema que permite apresentar todos </text:span><text:span text:style-name="T261">as promoções</text:span><text:span text:style-name="T258"> cadastrados, do participante e </text:span><text:span text:style-name="T261">as promoções</text:span><text:span text:style-name="T258"> publicos listando primeiro os impulsionados e os com maior n</text:span><text:span text:style-name="T259">ú</text:span><text:span text:style-name="T258">mero de estrelas. </text:span><text:span text:style-name="T260">Quando utilizados devem fornercer estrelas para seu criador</text:span></text:p>
      <text:p text:style-name="P57"><text:span text:style-name="T250">→</text:span><text:span text:style-name="T253"> </text:span><text:span text:style-name="T255">C</text:span><text:span text:style-name="T109">ontrato</text:span><text:span text:style-name="T253">:</text:span></text:p>
      <text:p text:style-name="P57"><text:span text:style-name="T253"><text:tab/>Deve ofertar um sistema de criação de contrato, perçonalizavel, e oferecer já os padrões </text:span><text:span text:style-name="T254">para facilitar.</text:span></text:p>
      <text:p text:style-name="P56">→<text:span text:style-name="T332"> </text:span><text:s/><text:span text:style-name="T38">outdoor</text:span><text:span text:style-name="T3">:</text:span></text:p>
      <text:p text:style-name="P55"><text:tab/><text:span text:style-name="T2">Pá</text:span>gina principal da aplicação o<text:span text:style-name="T320">n</text:span>de ficará disponível todos <text:span text:style-name="T300">os subsistemas básicos, </text:span><text:span text:style-name="T304">acessíveis por um único botão deslizante</text:span><text:span text:style-name="T300">, </text:span><text:span text:style-name="T305">este deve apresentar as propagandas cadastradas, por </text:span><text:span text:style-name="T306">participantes</text:span><text:span text:style-name="T305">, empresa ou outros, com um pequeno botão que leve qualquer </text:span><text:span text:style-name="T248">participante</text:span><text:span text:style-name="T305"> a pagina de criação de propagandas ou gerenciamento, de acordo com a relação do </text:span><text:span text:style-name="T248">participante</text:span><text:span text:style-name="T305"> com a propaganda. Deverá ser a primeira ária acessível após cadastro, aqui o </text:span><text:span text:style-name="T248">participante</text:span><text:span text:style-name="T305"> receberá notificações em ordem cronológica de prioridades </text:span><text:span text:style-name="T319">de acordo com o alcance das mesmas</text:span><text:span text:style-name="T305">, terá também um contador/histórico de visitas. Apresentará os eventos em andamento tendo uma conexão com o sistema de mapas.</text:span><text:span text:style-name="T349"> Para ususários externos ao sistema deve-se restringir a visualização para vitrine, criação de eventos, lobby de festas e loja/compras.</text:span></text:p>
      <text:p text:style-name="P55"><text:span text:style-name="T349">→</text:span><text:span text:style-name="T351"> </text:span><text:span text:style-name="T348">Dados do evento:</text:span></text:p>
      <text:p text:style-name="P199"><text:tab/>sistema de exibção de dados do sistema como data numero de pessoas trabalhando etrações etc.</text:p>
      <text:p text:style-name="P55"><text:span text:style-name="T349">→</text:span><text:span text:style-name="T350"> </text:span><text:span text:style-name="T347">Lobby de festas</text:span><text:span text:style-name="T350">:</text:span></text:p>
      <text:p text:style-name="P198"><text:tab/>Apresentará de forma gráfica todos os eventos cadastrado no mapa, com um sinalizador em forma circular representando o alcance do evendo. Deve dar acesso a o sistema de impulsionamento de eventos al<text:span text:style-name="T360">é</text:span>m de possibilitar a participação de usuários a festa, <text:s/><text:span text:style-name="T360">e</text:span> de mostrar propaganda<text:span text:style-name="T361">s</text:span> do evento caso o usuário necessite, a lista de propagandas cadastradas e um buscador de eventos.</text:p>
      <text:p text:style-name="P198">→<text:span text:style-name="T416"> </text:span><text:span text:style-name="T98">acessar</text:span><text:span text:style-name="T416">:</text:span></text:p>
      <text:p text:style-name="P198"><text:tab/><text:span text:style-name="T416">Sistema de acesso a criação de eventos, vitrine,perfil pessoal, agenda pessoal.</text:span></text:p>
      <text:p text:style-name="P198">→<text:span text:style-name="T416"> </text:span><text:span text:style-name="T97">mapas</text:span><text:span text:style-name="T416">:</text:span></text:p>
      <text:p text:style-name="P198"><text:tab/><text:span text:style-name="T416">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4"><text:span text:style-name="T305">→</text:span><text:span text:style-name="T307"> </text:span><text:span text:style-name="T107">histórico </text:span><text:span text:style-name="T108">de visualizações</text:span></text:p>
      <text:p text:style-name="P54"><text:span text:style-name="T307"><text:tab/></text:span><text:span text:style-name="T308">Apresenta todos os participantes que tenham visualizado o perfil do participante, podendo guardar dados por uma faixa de tempo pré estabelecida.</text:span></text:p>
      <text:p text:style-name="P53">→ <text:span text:style-name="T3">chat</text:span></text:p>
      <text:p text:style-name="P19"><text:tab/><text:span text:style-name="T2">Através do chat o </text:span><text:span text:style-name="T198">participante</text:span><text:span text:style-name="T2"> terá como se comunicar com pessoas que participem do seu grupo social, e enviar e-mail para qualquer outro </text:span><text:span text:style-name="T198">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2">→ <text:span text:style-name="T3">CriarDebate</text:span>:</text:p>
      <text:p text:style-name="P52"><text:tab/>Possibilita a insserção de participantes a conversa, facilitando os dialogos em grupo, esse sistema possibilitara durante os eventos uma comunicação entre os participantes <text:s/>para melhor eficiencia do evento.</text:p>
      <text:p text:style-name="P52">→<text:span text:style-name="T408"> </text:span><text:span text:style-name="T84">EnviarEmail</text:span><text:span text:style-name="T408">:</text:span></text:p>
      <text:p text:style-name="P52"><text:tab/><text:span text:style-name="T408">Sistema que possibilita a criação e envio de e-mails para podendo criar uma lista de contatos de e-mails.</text:span></text:p>
      <text:p text:style-name="P52">→<text:span text:style-name="T409"> </text:span><text:span text:style-name="T85">ListaDeDialogos</text:span><text:span text:style-name="T409">:</text:span></text:p>
      <text:p text:style-name="P52"><text:tab/><text:span text:style-name="T409">Permite a persistência de conversas dos usuários em ambos os celulares com todos os dados de hora e de forma cronologica não podendo ser alteradas pelo usuário.</text:span></text:p>
      <text:p text:style-name="P52">→<text:span text:style-name="T410"> </text:span><text:span text:style-name="T86">BloquioDeParticipantes</text:span><text:span text:style-name="T410">:</text:span></text:p>
      <text:p text:style-name="P52"><text:tab/><text:span text:style-name="T410">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6"><text:span text:style-name="T6">→</text:span><text:span text:style-name="T35"> editor perfil</text:span></text:p>
      <text:p text:style-name="P19"><text:tab/><text:span text:style-name="T112">Esse subsistema tem como objetivo absorver o máximo de dados dos </text:span><text:span text:style-name="T198">participante</text:span><text:span text:style-name="T112">,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98">participante</text:span><text:span text:style-name="T112">, como nome, endereço, telefone, cnpj, <text:s/>etc de acordo com a modalidade escolhida pelo </text:span><text:span text:style-name="T198">participante</text:span><text:span text:style-name="T112">, além do status do </text:span><text:span text:style-name="T198">participante</text:span><text:span text:style-name="T112"> deve compartilhar suas avaliações, e seu nível de confiabilidade, etc. Uma ficha mas elaborada será apresentada nos próximos parágrafos, esse elemento estará inserido no outdoor como um subsistema. Deve oferecer o sistema de impulsonamento por profundidade.</text:span></text:p>
      <text:p text:style-name="P51"><text:span text:style-name="T3">→ Recuperação de dados:</text:span><text:span text:style-name="T139"> deve consultar através do apelido do usuário ou e-mail caso a conta não sejá </text:span><text:span text:style-name="T222">corporação</text:span><text:span text:style-name="T139">, caso seja <text:s/>deve-se absorver dados como cnpj, </text:span><text:span text:style-name="T218">identidade, cpf,</text:span><text:span text:style-name="T139"> com copias altenticadas que deve ser enviadas pelos correios, </text:span><text:span text:style-name="T218">também para</text:span><text:span text:style-name="T139"> autonomos </text:span><text:span text:style-name="T218">com a substituição de cnpj por </text:span><text:span text:style-name="T139">cpf. *</text:span><text:span text:style-name="T218">devo acrescentar melhores formas de garantir a segurança dos dados do usuário, se possível verificar a possibilidade de empresas intermediadoras.</text:span><text:span text:style-name="T335"><text:tab/></text:span></text:p>
      <text:p text:style-name="P51">→<text:span text:style-name="T396"> </text:span><text:span text:style-name="T75">Transazcao</text:span><text:span text:style-name="T396">:</text:span></text:p>
      <text:p text:style-name="P51"><text:tab/><text:span text:style-name="T396">Deve fornecer um modelo genérico de concluzão de pagamento, através de cartões boletos ou sistemas onlines</text:span></text:p>
      <text:p text:style-name="P21">→<text:span text:style-name="T119"> </text:span><text:span text:style-name="T5">gerenciador de maketing</text:span><text:span text:style-name="T119">*(1)</text:span></text:p>
      <text:p text:style-name="P25"><text:tab/><text:span text:style-name="T119">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22"> </text:span><text:span text:style-name="T123">Conterá meta dados para o auxilio das publicações. E</text:span><text:span text:style-name="T122">sse</text:span><text:span text:style-name="T119"> elemento estará inserido no outdoor como um subsistema.</text:span></text:p>
      <text:p text:style-name="P50"><text:span text:style-name="T3">→ </text:span><text:span text:style-name="T59">ListaDe</text:span><text:span text:style-name="T96">Presenca:</text:span></text:p>
      <text:p text:style-name="P50"><text:span text:style-name="T96"><text:tab/></text:span><text:span text:style-name="T245">Permite o usuário que vê o evento no lobbyDeFesta mostrar interesse em participar da mesma.</text:span></text:p>
      <text:p text:style-name="P50">→ <text:span text:style-name="T3">Impulsinador</text:span>:</text:p>
      <text:p text:style-name="P50"><text:tab/>Sistema de conpra de alcance de propagandas e eventos.</text:p>
      <text:p text:style-name="P49">Deve garantir que o usuário sejá informado caso haja um novo impulsionamento do mesmo evento/propaganda para que o mesmo decia se vai proceguir ou não.</text:p>
      <text:p text:style-name="P24">→<text:span text:style-name="T128"> </text:span><text:span text:style-name="T7">administração</text:span><text:span text:style-name="T128"> </text:span><text:span text:style-name="T7">de</text:span><text:span text:style-name="T128"> </text:span><text:span text:style-name="T7">status</text:span></text:p>
      <text:p text:style-name="P24"><text:span text:style-name="T7">→</text:span><text:span text:style-name="T99"> gerarRaio:</text:span></text:p>
      <text:p text:style-name="P24"><text:span text:style-name="T99"><text:tab/></text:span><text:span text:style-name="T246">aumenta o raio de alcanse de árias promovidas.</text:span></text:p>
      <text:p text:style-name="P24"><text:span text:style-name="T246">→ </text:span><text:span text:style-name="T99">geraAlcanseEmProfundidade</text:span><text:span text:style-name="T246">:</text:span></text:p>
      <text:p text:style-name="P181"><text:tab/>Aumenta o ancase em função da arvore de do item e visualização.</text:p>
      <text:p text:style-name="P24"><text:span text:style-name="T246">→ </text:span><text:span text:style-name="T99">gerador</text:span><text:span text:style-name="T246">:</text:span></text:p>
      <text:p text:style-name="P181"><text:tab/>Utiliza geraRaio e GeraAlcanseEmProfundidade para preencher propagandas aleatoriamente.</text:p>
      <text:p text:style-name="P19"><text:tab/><text:span text:style-name="T129">Apresenta de forma cronológica todos os eventos feitos, participados e proporcionados pelo </text:span><text:span text:style-name="T198">participante</text:span><text:span text:style-name="T129">, podendo ser separado em listadas públicas ou privadas, com lucro ou sem e ficando a critério do </text:span><text:span text:style-name="T198">participante</text:span><text:span text:style-name="T129"> a possibilidades de privacidade do status, total ou parcial, também contendo a avaliação individual e geral dos eventos linkando os participantes através de um sistema de expansão e amostra. Estará contido dentro do perfil de </text:span><text:span text:style-name="T198">participante</text:span><text:span text:style-name="T129">.</text:span></text:p>
      <text:p text:style-name="P19">→<text:span text:style-name="T417"> </text:span><text:span text:style-name="T100">ControleDeValores</text:span><text:span text:style-name="T417">:</text:span></text:p>
      <text:p text:style-name="P19"><text:tab/><text:span text:style-name="T417">Tem função de criar uma interface para quantificar o uso de valores do investimento para compra de rpodutos.</text:span></text:p>
      <text:p text:style-name="P19">→<text:span text:style-name="T371"> </text:span><text:span text:style-name="T61">GerarComandas</text:span><text:span text:style-name="T371">:</text:span></text:p>
      <text:p text:style-name="P19"><text:tab/><text:span text:style-name="T371">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375"> </text:span><text:span text:style-name="T64">VisualizadorDeComandas</text:span><text:span text:style-name="T375">:</text:span></text:p>
      <text:p text:style-name="P19"><text:tab/><text:span text:style-name="T375">permite a visualização da comanda no ato da impreção ou caso seja uma comanda digital como fica em dispositivos.</text:span></text:p>
      <text:p text:style-name="P24">→<text:span text:style-name="T130"> </text:span><text:span text:style-name="T8">vitrine</text:span></text:p>
      <text:p text:style-name="P19"><text:tab/><text:span text:style-name="T130">Onde ficará dispostos os </text:span><text:span text:style-name="T198">participante</text:span><text:span text:style-name="T130"> do sistema, possibilitando entrar em contato pelo e-mail ou chat, dependendo da relação entre o </text:span><text:span text:style-name="T198">participante</text:span><text:span text:style-name="T130">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98">participante</text:span><text:span text:style-name="T130"> comum etc. Podendo ter a abertura </text:span><text:span text:style-name="T221">de</text:span><text:span text:style-name="T130">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 <text:span text:style-name="T3">convidar</text:span>:</text:p>
      <text:p text:style-name="P48"><text:tab/>Sistema que simplifica os tipode de convite em um único timpo, exemplo convida para evento que chama o evento, ou convidar para cooperar que chama cooperar.</text:p>
      <text:p text:style-name="P19">→<text:span text:style-name="T362"> </text:span><text:span text:style-name="T51">SistemaDeSusgestão</text:span><text:span text:style-name="T362">:</text:span></text:p>
      <text:p text:style-name="P19"><text:tab/><text:span text:style-name="T362">Garante que durante as pesquisas havera um valor intermediário entre os mas qualificados, mais estrelas, e com moir volume de impulsionamento de empresas e ususários.</text:span></text:p>
      <text:p text:style-name="P21">→ <text:span text:style-name="T36">administração de</text:span><text:span text:style-name="T324"> <text:s/></text:span><text:span text:style-name="T9">agenda</text:span></text:p>
      <text:p text:style-name="P20"><text:tab/><text:span text:style-name="T131">De estrema importância, a agenda terá a tarefa de garantir que informações de eventos de horário de eventos, de recebimento de mercadorias, de reuniões etc, notificando o </text:span><text:span text:style-name="T198">participante</text:span><text:span text:style-name="T131"> e ajudando-o a se organizar, indicando afazeres dos mesmo antes do evento durante o evento, e após o evento, também deve servir de comparativo de eventos que já foram feitos no mesmo período, deve conter a relação dos </text:span><text:span text:style-name="T198">participante</text:span><text:span text:style-name="T217">s</text:span><text:span text:style-name="T131"> para cada evento, e todos os outros itens descritos na ficha de agenda. Quando houver pelo menos um evento acontecendo a agenda deve ficar em destaque. Essa subsistema pertencerá ao outdoor.</text:span></text:p>
      <text:p text:style-name="P20">→<text:span text:style-name="T386"> </text:span><text:span text:style-name="T70">Afazeres</text:span><text:span text:style-name="T386">:</text:span></text:p>
      <text:p text:style-name="P20"><text:tab/><text:span text:style-name="T386">Situado na agenda fornece uma área de vuzualização de dados prescritos para o dia, podendo gerar alarmes, e reprensentando sua importância por cores.</text:span></text:p>
      <text:p text:style-name="P20">→<text:span text:style-name="T71">listaDeAfazeres</text:span><text:span text:style-name="T387">:</text:span></text:p>
      <text:p text:style-name="P20"><text:tab/><text:span text:style-name="T387">Apresenta em ordem cronologica dodos os afazeres marcados no calendario, além de permitir acesso aos sitemas de criação de afazeres.</text:span></text:p>
      <text:p text:style-name="P20">→<text:span text:style-name="T388"> </text:span><text:span text:style-name="T72">BuscaAfazer</text:span><text:span text:style-name="T388">:</text:span></text:p>
      <text:p text:style-name="P20"><text:tab/><text:span text:style-name="T388">Situado na agenda, é o sistema responsavel por encontrar eventos já cadas pelo nome, tag etc.</text:span></text:p>
      <text:p text:style-name="P47">→ <text:span text:style-name="T3">EditorDeAlarme</text:span>:</text:p>
      <text:p text:style-name="P47"><text:tab/>Permite a criação de uma alarme para ser chamado pelo despertador porteriormente.</text:p>
      <text:p text:style-name="P21">→<text:span text:style-name="T327"> s</text:span><text:span text:style-name="T40">istema de compartilhamento</text:span><text:span text:style-name="T327"> </text:span></text:p>
      <text:p text:style-name="P23"><text:tab/><text:span text:style-name="T327">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6">→ <text:span text:style-name="T3">compartilhar</text:span>:</text:p>
      <text:p text:style-name="P46"><text:tab/>Sistema deve conter todos os dispositivos para compartilhamentos em redes sociais.</text:p>
      <text:p text:style-name="P22"><text:soft-page-break/>→<text:span text:style-name="T134"> </text:span><text:span text:style-name="T17">criarHistorico</text:span><text:span text:style-name="T134">(1)</text:span></text:p>
      <text:p text:style-name="P21"><text:tab/><text:span text:style-name="T134">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1">→<text:span text:style-name="T419"> </text:span><text:span text:style-name="T102">historicoDeLoja</text:span><text:span text:style-name="T419">:</text:span></text:p>
      <text:p text:style-name="P21"><text:tab/><text:span text:style-name="T419">Garante dados como número de produtos comercializados (compra/venda), tickt médio dia/mês/ano. Podendo comparar com eventos produzidos em anos anteriores.</text:span></text:p>
      <text:p text:style-name="P21">→<text:span text:style-name="T412"> </text:span><text:span text:style-name="T93">arrecadacoes</text:span><text:span text:style-name="T412">:</text:span></text:p>
      <text:p text:style-name="P21"><text:tab/><text:span text:style-name="T412">Demonstrativo de valores gastos e lucros obtidos subtraidos dos gastos extras e taxas externas.</text:span></text:p>
      <text:p text:style-name="P21">→<text:span text:style-name="T411"> </text:span><text:span text:style-name="T91">listaNegra</text:span><text:span text:style-name="T411">:</text:span></text:p>
      <text:p text:style-name="P21"><text:tab/><text:span text:style-name="T411">Através do dados do monitoramento de evento deve garantir a persistência de dados negativos açociados a usuário que tenham historico de problemas.</text:span></text:p>
      <text:p text:style-name="P21">→<text:span text:style-name="T10"> </text:span><text:span text:style-name="T31">monitor</text:span></text:p>
      <text:p text:style-name="P20"><text:tab/><text:span text:style-name="T262">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20">→<text:span text:style-name="T402"> </text:span><text:span text:style-name="T82">listaDeMonitorados</text:span><text:span text:style-name="T402">:</text:span></text:p>
      <text:p text:style-name="P20"><text:tab/><text:span text:style-name="T402">Lista de todos os eventos que estão acontecendo e que precisam ser acompanhados em tempo real, tendo todos os eventos pessoais e os que o usuário participa.</text:span></text:p>
      <text:p text:style-name="P20">→<text:span text:style-name="T403"> </text:span><text:span text:style-name="T79">monitorUnidadeEvento</text:span><text:span text:style-name="T403">:</text:span></text:p>
      <text:p text:style-name="P20"><text:tab/><text:span text:style-name="T403">Tem como função apresentar todos os adados atualizados em tempo real do evento, tal como grafico de progeção, cheklist, lista de convidados.</text:span></text:p>
      <text:p text:style-name="P20">→<text:span text:style-name="T404"> </text:span><text:span text:style-name="T80">avaliacao</text:span><text:span text:style-name="T404">:</text:span></text:p>
      <text:p text:style-name="P20"><text:tab/><text:span text:style-name="T404">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20">→<text:span text:style-name="T405"> </text:span><text:span text:style-name="T81">monitorDePosicao</text:span><text:span text:style-name="T405">:</text:span></text:p>
      <text:p text:style-name="P20"><text:tab/><text:span text:style-name="T405">Apresenta no mapa a posição de todos os participantes dinâmicos e estáticos, o percursso possível que eles vão fazer e o tem po que devem levar.</text:span></text:p>
      <text:p text:style-name="P19">→<text:span text:style-name="T12">editor de <text:s/></text:span><text:span text:style-name="T27">participante</text:span></text:p>
      <text:p text:style-name="P19"><text:tab/><text:span text:style-name="T264">Sistema onde é possível avaliar, características de um </text:span><text:span text:style-name="T198">participante</text:span><text:span text:style-name="T264"> da lista de contatos, remover um </text:span><text:span text:style-name="T198">participante</text:span><text:span text:style-name="T264">, e alterar a privacidade para um </text:span><text:span text:style-name="T198">participante</text:span><text:span text:style-name="T264"> específico.</text:span></text:p>
      <text:p text:style-name="P45">→<text:span text:style-name="T3"> sistema de navegação</text:span></text:p>
      <text:p text:style-name="P45"><text:tab/>Sistema com o foco de apresentar as possíveis rotas, conduções, e o tempo de viajem entre o participante e o evento. <text:span text:style-name="T354">Localizando os participantes estáticos, atualizando o participante principal de suas posições<text:tab/>.</text:span></text:p>
      <text:p text:style-name="P45">→<text:span text:style-name="T299"> </text:span><text:span text:style-name="T32">praça</text:span></text:p>
      <text:p text:style-name="P45"><text:tab/><text:span text:style-name="T299">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5">→<text:span text:style-name="T398"> </text:span><text:span text:style-name="T77">contratarExpancao</text:span><text:span text:style-name="T398">:</text:span></text:p>
      <text:p text:style-name="P45"><text:tab/><text:span text:style-name="T398">Sistema voltado para <text:s/>apreciação de contratos e servições internos do sistema como a expação dos expaço de memória do usuário, numero de amigos, etc.</text:span></text:p>
      <text:p text:style-name="P45">→<text:span text:style-name="T397"> </text:span><text:span text:style-name="T76">CarregarArquivo</text:span><text:span text:style-name="T397">:</text:span></text:p>
      <text:p text:style-name="P45"><text:tab/><text:span text:style-name="T397">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7">→<text:span text:style-name="T13">loja</text:span></text:p>
      <text:p text:style-name="P136"><text:tab/><text:span text:style-name="T296">Ficará disposto na vitrine, s</text:span>istema de loja para <text:span text:style-name="T290">participante</text:span> inscritos no sistema e com as devidas documentações do perfil de lojista preenchidas, aqui será possível fazer compra, venda, e troca de produtos, dividindo-se em sistema de acesso por <text:span text:style-name="T290">participante</text:span> ou por empregado, deve fornecer todas as condições para o comércio como calculo de frete, descontos <text:s/>indicações de produtos pelo perfil quando <text:span text:style-name="T290">participante</text:span> cadastrados, listagem e edição de produtos e preços, formas de pagamento, devoluções controle de estoque, gerenciador de propagandas etc, o modelo de loja apresentado aqui <text:span text:style-name="T399">é</text:span> descrito melhor na ficha de loja <text:s/>poderá ser acessado por qualquer um <text:span text:style-name="T290">participante</text:span> ou não pertencente a rede interna ou não, <text:span text:style-name="T272">sendo esse um módulo ainda a sem pensar por conta de lidar diretamente com dinheiro e segurança de dados</text:span>. </text:p>
      <text:p text:style-name="P135">→<text:span text:style-name="T420"> </text:span><text:span text:style-name="T103">editarProduto</text:span><text:span text:style-name="T420">:</text:span></text:p>
      <text:p text:style-name="P135"><text:tab/><text:span text:style-name="T420">sistema que permite a criação de um produto para ser ofertado na loja.</text:span></text:p>
      <text:p text:style-name="P135">→<text:span text:style-name="T423"> listaDeProdutos:</text:span></text:p>
      <text:p text:style-name="P135"><text:tab/><text:span text:style-name="T423">Apresenta todos os produtos separado pelos que estão sendo comercializados na loja e os que aguardão confirmação, deve aprezentar o número de unidade no estoque</text:span></text:p>
      <text:p text:style-name="P135">→<text:span text:style-name="T421"> </text:span><text:span text:style-name="T104">atendimentoAoCliente</text:span><text:span text:style-name="T421">:</text:span></text:p>
      <text:p text:style-name="P135"><text:tab/><text:span text:style-name="T421">Permite registrar as vendas feitas para os clientes podendo acompanhar, e auxiliar caso haja duvidadas do cliente, falicitando assim o acesso a garantias devoluções ressarcimento<text:tab/>etc.</text:span></text:p>
      <text:p text:style-name="P138">→ <text:span text:style-name="T3">e-mail</text:span>:</text:p>
      <text:p text:style-name="P138"><text:s/>Caixa de e-mail para clientes comunicantes.</text:p>
      <text:p text:style-name="P138">→<text:span text:style-name="T422"> justInTimeCommerc:</text:span></text:p>
      <text:p text:style-name="P138"><text:tab/><text:span text:style-name="T422">Sistema de intrega turbo sujeito a avaliaçao do cliente.</text:span></text:p>
      <text:p text:style-name="P138">→<text:span text:style-name="T424"> </text:span><text:span text:style-name="T105">devolucoes</text:span><text:span text:style-name="T424">:</text:span></text:p>
      <text:p text:style-name="P138"><text:tab/><text:span text:style-name="T424">Via a qual o cliente insatisfeito poderá pedir devolução de algum item adiquirido deacordo com suas regras de garantia.</text:span></text:p>
      <text:p text:style-name="P138">→<text:span text:style-name="T424"> </text:span><text:span text:style-name="T105">ressarcimento</text:span><text:span text:style-name="T424">:</text:span></text:p>
      <text:p text:style-name="P138"><text:tab/><text:span text:style-name="T424">Serviço de controle de pagamento mediante devolução de itens adquirido pelo cliente, deve ofertar o valor do reembolso com as devidas correções.</text:span></text:p>
      <text:p text:style-name="P182">→ <text:span text:style-name="T3">reclamações</text:span>:</text:p>
      <text:p text:style-name="P182"><text:tab/>registro de cliente/reclamação deve contar como um histórico de reclamações para o proprietário da loja, deverá conter tags.</text:p>
      <text:p text:style-name="P183"><text:span text:style-name="T3">→ Clientes</text:span>:</text:p>
      <text:p text:style-name="P183"><text:tab/>Lista com todos os indivíduos que iniciaram ou concluiram uma tranzação.</text:p>
      <text:p text:style-name="P183">→<text:span text:style-name="T425"> </text:span><text:span text:style-name="T106">tranzacoes</text:span><text:span text:style-name="T425">:</text:span></text:p>
      <text:p text:style-name="P183"><text:tab/><text:span text:style-name="T425">Registro de produtos e serviços oferecidos a um determinado cliente, este deve conter todos os dados do produto do cliente e da entrega/devolução/ressarcimento dos produtos adquiridos.</text:span></text:p>
      <text:p text:style-name="P17">→<text:span text:style-name="T16">eventos</text:span></text:p>
      <text:p text:style-name="P19"><text:tab/><text:span text:style-name="T273">Esse módulo tratará todas as interações dos desenvolvedores de eventos, no que diz respeito a projeção, criação mantenimento e conclusão do mesmo, sendo assim um compilado de editores simuladores e um sistema de esclarecimento/ajuda dos </text:span><text:span text:style-name="T198">participante</text:span><text:span text:style-name="T273">, com o intuito de agiliza ao máximo o projeto, evitando erros e minimizando imprevistos. Melhores detalhes na ficha de criação de eventos.</text:span></text:p>
      <text:p text:style-name="P19">→<text:span text:style-name="T395"> </text:span><text:span text:style-name="T74">Ipulsionamento</text:span><text:span text:style-name="T395">:</text:span></text:p>
      <text:p text:style-name="P19"><text:tab/><text:span text:style-name="T395">Apresenta um sistema de almento de vissualizações deve funcionar almentando o raio ou se aprofundando na armore de amigos do usuário.</text:span></text:p>
      <text:p text:style-name="P19">→<text:span text:style-name="T363"> </text:span><text:span text:style-name="T52">Convidados</text:span><text:span text:style-name="T363">:</text:span></text:p>
      <text:p text:style-name="P19"><text:tab/><text:span text:style-name="T363">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19">→<text:span text:style-name="T370"> </text:span><text:span text:style-name="T60">Gerador</text:span><text:span text:style-name="T370">:</text:span></text:p>
      <text:p text:style-name="P19"><text:tab/><text:span text:style-name="T370">Sistema que proporciona a criação de artidos de forma randomica contruindo a si mesmo se valendo de itens externos priorizados com impulsionados e numero de estrelas.</text:span></text:p>
      <text:p text:style-name="P19">→<text:span text:style-name="T365"> </text:span><text:span text:style-name="T53">Gerador</text:span><text:span text:style-name="T58">AutomaticoDeEventos</text:span><text:span text:style-name="T365">:</text:span></text:p>
      <text:p text:style-name="P19"><text:tab/><text:span text:style-name="T365">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9">→<text:span text:style-name="T367"> </text:span><text:span text:style-name="T56">Cardapios</text:span><text:span text:style-name="T367">:</text:span></text:p>
      <text:p text:style-name="P19"><text:tab/><text:span text:style-name="T367">sistema para criar cardapios selecionando receitas da lista de receitas do usuário , podendo compartilha-lo e impulsiona-lo, tornado-os publicos cooperativos ou privados. E adicionar tags.</text:span></text:p>
      <text:p text:style-name="P44">→ <text:span text:style-name="T3">VisualizadorDeCardapio</text:span>:</text:p>
      <text:p text:style-name="P44"><text:tab/>Permite a visualização <text:span text:style-name="T377">comcluida </text:span>do cardapio caso seja impresso ou como será visto em dispositivos, tabém permite o acesso ao visualizador de comandas.</text:p>
      <text:p text:style-name="P19">→<text:span text:style-name="T372"> </text:span><text:span text:style-name="T62">EditorDeReceita</text:span><text:span text:style-name="T372">:</text:span></text:p>
      <text:p text:style-name="P18"><text:tab/><text:span text:style-name="T372">permite a criação de receitas possibilitando anexar imagens vídeos e audios,. Permite adicionar a lista de receitas do usuário pode configurar como publica ou privada.</text:span></text:p>
      <text:p text:style-name="P18">→<text:span text:style-name="T378"> </text:span><text:span text:style-name="T66">VisualizadorDeReceitas</text:span><text:span text:style-name="T378">:</text:span></text:p>
      <text:p text:style-name="P18"><text:tab/><text:span text:style-name="T378">Permite a visualização da disposição do texto, vídeo, imagens e áudio que compõe a receita.</text:span></text:p>
      <text:p text:style-name="P18">→<text:span text:style-name="T381"> </text:span><text:span text:style-name="T68">ListaDeReceitas</text:span><text:span text:style-name="T381">:</text:span></text:p>
      <text:p text:style-name="P180"><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8"><text:span text:style-name="T372">→ </text:span><text:span text:style-name="T62">EditorDePreço</text:span><text:span text:style-name="T372">:</text:span></text:p>
      <text:p text:style-name="P43"><text:tab/>Permite a criação de preços além de gerenciar valores de moedas extrangeiras, de está conectado com a calculadore de preço para que haja o controle dos valores dos produtos e de venda. </text:p>
      <text:p text:style-name="P42">→ <text:span text:style-name="T3">EditorDeCategoria</text:span>:</text:p>
      <text:p text:style-name="P42"><text:tab/>Permite a escolha de uma categoria préestabelecia ou a criação de um, a categorias criadas mais repetidas pelos usuários devem ser acrescentada com o tempo na lista de categorias, essa classificação deverá permitir facilitar <text:span text:style-name="T373">as buscas </text:span>por filtros. <text:span text:style-name="T379">Permite também adicionar na lista de a novas tags criadas na lista de categorias <text:s/>publicas.</text:span></text:p>
      <text:p text:style-name="P42">→<text:span text:style-name="T374"> </text:span><text:span text:style-name="T63">EditorDeLayout</text:span><text:span text:style-name="T374">:</text:span></text:p>
      <text:p text:style-name="P42"><text:tab/><text:span text:style-name="T374">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42">→<text:span text:style-name="T376"> </text:span><text:span text:style-name="T65">VisualizadorDeLayout</text:span><text:span text:style-name="T376">:</text:span></text:p>
      <text:p text:style-name="P42"><text:tab/><text:span text:style-name="T376">Permite vizualizar o layout concluido.</text:span></text:p>
      <text:p text:style-name="P42">→<text:span text:style-name="T382"> </text:span><text:span text:style-name="T69">ListaDeLayout</text:span><text:span text:style-name="T382">:</text:span></text:p>
      <text:p text:style-name="P157"><text:span text:style-name="T369"><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span></text:p>
      <text:p text:style-name="P17">→<text:span text:style-name="T325"> </text:span><text:span text:style-name="T37">rascunho de eventos</text:span><text:span text:style-name="T214">:</text:span></text:p>
      <text:p text:style-name="P17"><text:span text:style-name="T37"><text:tab/></text:span><text:span text:style-name="T214">Tem como função armazenar eventos criados, possibilitando futuras alterações publicações etc.</text:span></text:p>
      <text:p text:style-name="P16">→<text:span text:style-name="T37">simulador</text:span><text:span text:style-name="T18">ador</text:span><text:span text:style-name="T57">DeProblemas:</text:span></text:p>
      <text:p text:style-name="P15"><text:span text:style-name="T18"><text:tab/></text:span><text:span text:style-name="T167">Tem função de apresentar todas as possíveis eventualidades, de forma interativa, ocorridas durante um evento, mostrando os riscos e apresentando soluções, de forma ao </text:span><text:span text:style-name="T171">participante principal</text:span><text:span text:style-name="T167"> pelo evento possa prever algum problema e tratá-lo antes que possa se tornar prejudicial, </text:span><text:span text:style-name="T168">mais detalhes descritos na ficha de simuladores.</text:span><text:span text:style-name="T167">.</text:span></text:p>
      <text:p text:style-name="P13">→<text:span text:style-name="T19">checklist</text:span></text:p>
      <text:p text:style-name="P14"><text:tab/><text:span text:style-name="T282">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13">→<text:span text:style-name="T326"> </text:span><text:span text:style-name="T39">notificações de usuários</text:span></text:p>
      <text:p text:style-name="P13"><text:span text:style-name="T39"><text:tab/></text:span><text:span text:style-name="T215">Apresenta todos as notificações do participantes mantendo-o alerta para seus eventos e eventos relacionados como participante estático ou dinâmico.</text:span></text:p>
      <text:p text:style-name="P12">→<text:span text:style-name="T20">e</text:span><text:span text:style-name="T21">ditor de contratos</text:span></text:p>
      <text:p text:style-name="P12"><text:span text:style-name="T21"><text:tab/></text:span><text:span text:style-name="T177">Simples editor com a finalidade de fornecer já pronto um contrato podendo ser alterado pelo editor e sendo enviado a todos os participantes dinâmicos relacionados ao evento.</text:span></text:p>
      <text:p text:style-name="P12"><text:span text:style-name="T177">→</text:span><text:span text:style-name="T238"> </text:span><text:span text:style-name="T87">criarContrato</text:span><text:span text:style-name="T238">:</text:span></text:p>
      <text:p text:style-name="P12"><text:span text:style-name="T238"><text:tab/>Sistema simplificado de edição de texto voltado para edição de contratos, podendo ser feito em cooperativo, </text:span><text:span text:style-name="T239">e permitindo ser impulsionado para outros usuários, todo contrato deve ter uma breve descrição além de pedir a assinatura digital de todos que assinem o sistema.</text:span><text:span text:style-name="T238"> </text:span></text:p>
      <text:p text:style-name="P12"><text:span text:style-name="T238">→</text:span><text:span text:style-name="T240"> </text:span><text:span text:style-name="T88">assinaturaDigital</text:span><text:span text:style-name="T240">:</text:span></text:p>
      <text:p text:style-name="P12"><text:span text:style-name="T240"><text:tab/>Sistema de emissão e de garantia </text:span><text:span text:style-name="T241">assinaturas </text:span><text:span text:style-name="T240">de </text:span><text:span text:style-name="T241">a</text:span><text:span text:style-name="T243">u</text:span><text:span text:style-name="T241">tenti</text:span><text:span text:style-name="T242">c</text:span><text:span text:style-name="T241">idade</text:span><text:span text:style-name="T240"> do usuário.</text:span></text:p>
      <text:p text:style-name="P11"><text:span text:style-name="T177">→</text:span><text:span text:style-name="T178"> </text:span><text:span text:style-name="T139"><text:s/></text:span><text:span text:style-name="T92">notificacaoDeProblemas:</text:span></text:p>
      <text:p text:style-name="P10"><text:span text:style-name="T22"><text:tab/></text:span><text:span text:style-name="T179">Interface que utiliza o chat entre os participantes, </text:span><text:span text:style-name="T182">para notificar roubos, problemas elétricos,</text:span><text:span text:style-name="T179"> </text:span><text:span text:style-name="T182">objetos faltantes, </text:span><text:span text:style-name="T185">etc. </text:span><text:span text:style-name="T182">criando</text:span><text:span text:style-name="T180"> um </text:span><text:span text:style-name="T181">histórico</text:span><text:span text:style-name="T180"> de roubos e danos associados aos participantes com o intuito de entender e prever ações de má-fé vinda de um participante,</text:span></text:p>
      <text:p text:style-name="P10"><text:span text:style-name="T183">que eventualmente poderá ser penalizado</text:span><text:span text:style-name="T180"> </text:span><text:span text:style-name="T183">perdendo</text:span><text:span text:style-name="T180"> <text:s/>credibilidade assim que constatado ocorridos com outros eventos, diminuindo </text:span><text:span text:style-name="T184">o ranking das buscas para o mesmo</text:span><text:span text:style-name="T180"> e <text:s/>penalizando </text:span><text:span text:style-name="T185">nos vigores da lei, se necessário</text:span><text:span text:style-name="T180">, </text:span><text:span text:style-name="T179">esses custos deve</text:span><text:span text:style-name="T185">m</text:span><text:span text:style-name="T179">, ser previamente calculado para qualquer evento evitando assim maiores problemas, e criando as devidas alterações nos lucros do evento.</text:span></text:p>
      <text:p text:style-name="P8"><text:span text:style-name="T177">→</text:span><text:span text:style-name="T178"> </text:span><text:span text:style-name="T23">lista</text:span><text:span text:style-name="T55">DeE</text:span><text:span text:style-name="T23">eventos:</text:span></text:p>
      <text:p text:style-name="P8"><text:span text:style-name="T23"><text:tab/></text:span><text:span text:style-name="T225">Tem a finalidade de mostrar todos os eventos já confirmados </text:span><text:span text:style-name="T226">pelo usuário</text:span><text:span text:style-name="T225"> permitindo que os memos sej</text:span><text:span text:style-name="T229">ão</text:span><text:span text:style-name="T225"> alterados se necessários</text:span><text:span text:style-name="T226">. </text:span><text:span text:style-name="T230">F</text:span><text:span text:style-name="T225">azendo alterações </text:span><text:span text:style-name="T226">os</text:span><text:span text:style-name="T225"> eventos devem garantir que as alterações sejam atualizadas nas redes sociais. </text:span><text:span text:style-name="T226">E para todos que já tiverem marcado presença. </text:span></text:p>
      <text:p text:style-name="P96">→ Co<text:span text:style-name="T400">m</text:span>paradorDeEventos:</text:p>
      <text:p text:style-name="P8"><text:tab/><text:span text:style-name="T283">Simples sistema que tem como objetivo marcar no mapa os eventos que estão acontecendo simultaneamente apresentando o gráfico com o raio de alcance de cada evento, com um link para checklist.</text:span></text:p>
      <text:p text:style-name="P8"><text:span text:style-name="T177">→</text:span><text:span text:style-name="T178"> </text:span><text:span text:style-name="T24">editor de cardápio</text:span></text:p>
      <text:p text:style-name="P8"><text:span text:style-name="T186"><text:tab/>Tem como apresentar um cardápio global onde todos os participantes da rede terão acesso a receitas ,que tenham sidas postadas como publicas pelos seu criador</text:span><text:span text:style-name="T187">es</text:span><text:span text:style-name="T186">, </text:span><text:span text:style-name="T187">construindo assim uma base de dados para uso geral, participantes que adicionarem receitas receberão pontos para melhorar o ranking de busca, além de serem possíveis de colocá-las em se</text:span><text:span text:style-name="T228">u</text:span><text:span text:style-name="T187"> histórico, melhorando assim sua publicidade, </text:span><text:span text:style-name="T188">deve conter um espaço para fotos, vídeos etc, melhores detalhes na ficha de editor de cardápio.</text:span></text:p>
      <text:p text:style-name="P8"><text:span text:style-name="T177">→</text:span><text:span text:style-name="T178"> </text:span><text:span text:style-name="T25">sistema de avaliação</text:span></text:p>
      <text:p text:style-name="P179"><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07">Além de mostrar a avaliação dos perticipantes auvo durante a execulção do evento</text:span></text:p>
      <text:p text:style-name="P8">→<text:span text:style-name="T293"> </text:span><text:span text:style-name="T78">confirmacaoDePresencaFisica:</text:span></text:p>
      <text:p text:style-name="P8"><text:span text:style-name="T29"><text:tab/></text:span><text:span text:style-name="T204">Sistema onde ocorre a validação de presença de um participante pela confirmação visual do participante principal, por gps ou caso exista um participante delegado a fazer isso.</text:span></text:p>
      <text:p text:style-name="P8"><text:span text:style-name="T177">→</text:span><text:span text:style-name="T178"> </text:span><text:span text:style-name="T89">sistemaDeEvolucao:</text:span></text:p>
      <text:p text:style-name="P9"><text:span text:style-name="T26"><text:tab/></text:span><text:span text:style-name="T196">S</text:span><text:span text:style-name="T194">istema gráfico de apresentação de evolução dos lucros de um evento, </text:span><text:span text:style-name="T197">através da captação de dados de consumo e número de participantes estáticos no momento e com base em dados de outros </text:span><text:span text:style-name="T198">participante</text:span><text:span text:style-name="T194">, </text:span><text:span text:style-name="T195">este tem a função de apresentar a evolução do evento de verificar o melhor momento para terminar o evento a fim de minimizar gastos, podendo ser </text:span><text:span text:style-name="T203">prolongada</text:span><text:span text:style-name="T195"> ou </text:span><text:span text:style-name="T203">encolhida</text:span><text:span text:style-name="T195"> de acordo com a evolução do evento, sugerir acréscimo/decréscimo de itens, aumentando a jornada dos participantes e os ressarci</text:span><text:span text:style-name="T203">r</text:span><text:span text:style-name="T195"> por oras adicionais, recalculando os lucros e despesas, </text:span><text:span text:style-name="T202"><text:s/>se for o caso, o clima, e eventos acontecendo simultaneamente, </text:span><text:span text:style-name="T200">histórico de eventos <text:s/></text:span><text:span text:style-name="T203">feitos</text:span><text:span text:style-name="T200"> no local, temas parecidos etc.</text:span><text:span text:style-name="T202"> além de verificar o raio de alcance dos </text:span><text:span text:style-name="T189">participantes</text:span><text:span text:style-name="T202"> ao evento em questão, apresentando dados sobre o potencial </text:span><text:span text:style-name="T201">lucro/desperdícios,</text:span><text:span text:style-name="T202"> caso o evento seja desperdícios, deve sugerir o cancelamento ou quando for potencialmente prejudicial para a empresa interna um evento criado por um participante.</text:span></text:p>
      <text:p text:style-name="P9"><text:span text:style-name="T202">→</text:span><text:span text:style-name="T244"> </text:span><text:span text:style-name="T90">conferir</text:span><text:span text:style-name="T244">:</text:span></text:p>
      <text:p text:style-name="P178"><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41"><text:span text:style-name="T139">→ </text:span><text:span text:style-name="T3">ListaDeItens</text:span><text:span text:style-name="T139">:</text:span></text:p>
      <text:p text:style-name="P177"><text:tab/>ApresentaTodos os itens que deverão ser usados durante o evento com o relacionamento que descreva exatamente onde, no que e em qual momento deva ser usado.<text:tab/></text:p>
      <text:p text:style-name="P41"><text:span text:style-name="T139">→ </text:span><text:span text:style-name="T3">listaDeFornecedores</text:span><text:span text:style-name="T139">:</text:span></text:p>
      <text:p text:style-name="P177"><text:tab/>ApresentaTodos os fornecedores que contratados e seus respectivos produtos.</text:p>
      <text:p text:style-name="P41"><text:span text:style-name="T139">→ </text:span><text:span text:style-name="T3">listaDeServidores</text:span><text:span text:style-name="T139">:</text:span></text:p>
      <text:p text:style-name="P177"><text:tab/>Lista todos os participantes estáticos e dinâmico que estão <text:soft-page-break/>no evento, permitindo a alteração do estatus de um participante de estático para dinâmico e virse e versa.</text:p>
      <text:p text:style-name="P175">→<text:span text:style-name="T321"> </text:span><text:span text:style-name="T33">rascunho de propagandas</text:span></text:p>
      <text:p text:style-name="P175"><text:tab/><text:span text:style-name="T322">Tem como abjetivo salvar em uma lista para que possa ser posteriormente publicada, editada, etc. Além de apresentar de maneira visual o resultado final.</text:span></text:p>
      <text:p text:style-name="P173">→<text:span text:style-name="T30">d</text:span><text:span text:style-name="T3">espertador</text:span></text:p>
      <text:p text:style-name="P173"><text:tab/><text:span text:style-name="T291">Q</text:span>ue funcione para múltiplos horários, <text:span text:style-name="T132">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71"><text:span text:style-name="T288">→</text:span><text:span text:style-name="T28">pesquizaClimática</text:span></text:p>
      <text:p text:style-name="P171"><text:tab/>O sistema deve pesquisar o clima e informar para a agenda e as projeções do clima para a o mês.</text:p>
      <text:p text:style-name="P176">→<text:span text:style-name="T34">participantes de evento</text:span></text:p>
      <text:p text:style-name="P176"><text:tab/><text:span text:style-name="T323">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8"/>
      <text:p text:style-name="P95">Ficha de dados de perfil:</text:p>
      <text:p text:style-name="P40"><text:tab/>Deve haver diferenciação de dados públicos e privados.</text:p>
      <text:p text:style-name="P33"><text:tab/></text:p>
      <text:section text:style-name="Sect1" text:name="Seção1">
        <text:p text:style-name="P36">Razão Social: </text:p>
        <text:p text:style-name="P36">Endereço: </text:p>
        <text:p text:style-name="P36">Cidade: </text:p>
        <text:p text:style-name="P36">Estado: </text:p>
        <text:p text:style-name="P36">País: </text:p>
        <text:p text:style-name="P36">CEP: </text:p>
        <text:p text:style-name="P36">Tel: </text:p>
        <text:p text:style-name="P36">Fax: </text:p>
        <text:p text:style-name="P36">CNPJ: </text:p>
        <text:p text:style-name="P39">CPF:</text:p>
        <text:p text:style-name="P39">RG:</text:p>
        <text:p text:style-name="P38">Título eleitora:</text:p>
        <text:p text:style-name="P38">CNH:</text:p>
        <text:p text:style-name="P37">Passaporte:</text:p>
        <text:p text:style-name="P36">Inscr. Estadual: </text:p>
        <text:p text:style-name="P36">Inscr. Municipal: </text:p>
        <text:p text:style-name="P36">Horário Comercial: </text:p>
        <text:p text:style-name="P36">E-mail: </text:p>
        <text:p text:style-name="P36">Redes sociais:</text:p>
      </text:section>
      <text:p text:style-name="P33"/>
      <text:p text:style-name="P35"><text:tab/><text:span text:style-name="T126">Localização da empresa, através do mapa.</text:span></text:p>
      <text:p text:style-name="P35"/>
      <text:p text:style-name="P204"><text:tab/>*Deve ser melhorado <text:span text:style-name="T118">a entrada de dados para </text:span><text:s/><text:span text:style-name="T118">melhor ajustes das </text:span>documentações necessária que compõe as empresas e trabalhadores <text:span text:style-name="T114">autônomos.</text:span></text:p>
      <text:p text:style-name="P203"><text:tab/>* <text:span text:style-name="T127">preciso organizar melhor as fichas especificas para os </text:span><text:span text:style-name="T198">participante</text:span></text:p>
      <text:p text:style-name="P202">.</text:p>
      <text:p text:style-name="P201"/>
      <text:p text:style-name="P205"><text:tab/><text:span text:style-name="T115">Sobre: área para uma breve descrição do que é a empresa o com o que trabalha, permitindo uma imagem logo.</text:span></text:p>
      <text:p text:style-name="P205"/>
      <text:p text:style-name="P206"><text:tab/><text:span text:style-name="T116">Conexão para os parceiros do </text:span><text:span text:style-name="T198">participante</text:span><text:span text:style-name="T116">.</text:span></text:p>
      <text:p text:style-name="P205"/>
      <text:p text:style-name="P205"><text:tab/><text:span text:style-name="T117">Certificações e/ou dados profissional e/ou curriculum empresarial.</text:span></text:p>
      <text:p text:style-name="P201"/>
      <text:p text:style-name="P34"><text:tab/><text:span text:style-name="T113">Histórico de eventos:*(1) aqui deve ser possível publicar fotos, vídeos, e textos referentes aos eventos promovidos ou participados pelo </text:span><text:span text:style-name="T198">participante</text:span><text:span text:style-name="T113">,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98">participante</text:span><text:span text:style-name="T113">, as fotos devem ser postadas no instagran, e os textos devem ser armazenados nos bancos de dados com o mesmo número limite de caracteres do twitter, sendo possível twittalos, os </text:span><text:span text:style-name="T198">participante</text:span><text:span text:style-name="T113"> devem ser estimulados a cria as contas necessárias para poupar ao máximo os bancos de dados, e aumentar o alcance de propagandas.</text:span></text:p>
      <text:p text:style-name="P33"/>
      <text:p text:style-name="P32"><text:tab/>Deve ser possível adicionar meta dados a todos os itens citados acima.</text:p>
      <text:p text:style-name="P32"/>
      <text:p text:style-name="P29"><text:span text:style-name="T4">Ficha </text:span><text:span text:style-name="T3">Modulo de propagandas:</text:span><text:span text:style-name="T5">*(1)</text:span></text:p>
      <text:p text:style-name="P31">Deve apresentar gráficos, assim que possíveis, de outros <text:span text:style-name="T198">participante</text:span> que criaram propagandas anteriormente, mostrando o cruzamento de dados para gerar maior eficiência das propagandas, <text:span text:style-name="T125">comparando com eventos que não contrataram propagandas, esse serviço deve publicar através das redes sociais para um maior alcance.</text:span></text:p>
      <text:p text:style-name="P30"/>
      <text:p text:style-name="P28"><text:span text:style-name="T275"><text:tab/>D</text:span>eve apresentar uma lista selecionável de itens a serem levados em consideração durante a criação de qualquer propaganda <text:span text:style-name="T124">para uma melhor experiência.</text:span></text:p>
      <text:list xml:id="list4559451574258819807" text:style-name="L2">
        <text:list-item>
          <text:p text:style-name="P210">números de <text:span text:style-name="T285">participantes</text:span> atingidos.</text:p>
        </text:list-item>
        <text:list-item>
          <text:p text:style-name="P2">Língua do local de exibção da propaganda</text:p>
        </text:list-item>
        <text:list-item>
          <text:p text:style-name="P3">características dos <text:span text:style-name="T285">participantes</text:span> atingidos.</text:p>
        </text:list-item>
        <text:list-item>
          <text:p text:style-name="P3"><text:s/>renda dos <text:span text:style-name="T285">participantes</text:span> atingidos.</text:p>
        </text:list-item>
        <text:list-item>
          <text:p text:style-name="P3"><text:s/>região dos <text:span text:style-name="T285">participantes</text:span> atingidos.</text:p>
        </text:list-item>
        <text:list-item>
          <text:p text:style-name="P3"><text:s/>tipo de investimento de <text:span text:style-name="T285">participantes</text:span> atingidos.</text:p>
        </text:list-item>
        <text:list-item>
          <text:p text:style-name="P4"><text:s/>proximidade dos <text:span text:style-name="T285">participantes</text:span> atingidos.</text:p>
        </text:list-item>
        <text:list-item>
          <text:p text:style-name="P5"><text:s/>idade dos <text:span text:style-name="T285">participantes</text:span> atingidos.</text:p>
        </text:list-item>
        <text:list-item>
          <text:p text:style-name="P6">Conexões/contatos dos <text:span text:style-name="T198">participante</text:span> atingidos.</text:p>
        </text:list-item>
        <text:list-item>
          <text:p text:style-name="P207">Número de conexões do participante</text:p>
        </text:list-item>
      </text:list>
      <text:p text:style-name="P7"/>
      <text:p text:style-name="P94">ficha de agenda:</text:p>
      <text:p text:style-name="P174"><text:tab/><text:span text:style-name="T133">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74"><text:span text:style-name="T289"><text:tab/></text:span>Exemplo: quando um <text:span text:style-name="T285">participantes</text:span> for criar uma marcação para algum compromisso, ele criara um sinalizador de importância, esse será referenciado na hora de apresentar as notificações.</text:p>
      <text:p text:style-name="P174"/>
      <text:p text:style-name="P172"><text:tab/>→ <text:span text:style-name="T288">D</text:span>espertador</text:p>
      <text:p text:style-name="P170"><text:tab/>→ <text:span text:style-name="T288">Sistema de pesquisa climática.</text:span></text:p>
      <text:p text:style-name="P169"><text:tab/>→<text:span text:style-name="T292"> Curva de evolução de eventos.</text:span></text:p>
      <text:p text:style-name="P168"><text:tab/>→ Chat </text:p>
      <text:p text:style-name="P149"><text:tab/>→<text:span text:style-name="T294"> M</text:span>onitoramento de eventos múltiplos.</text:p>
      <text:p text:style-name="P148"><text:tab/>→<text:span text:style-name="T295">Editor de histórico de publicações.</text:span></text:p>
      <text:p text:style-name="P167"><text:tab/><text:span text:style-name="T287">→ Checklist.</text:span></text:p>
      <text:p text:style-name="P167"/>
      <text:p text:style-name="P108">Deve conter os seguintes campos</text:p>
      <text:p text:style-name="P108"><text:tab/>Titulo:</text:p>
      <text:p text:style-name="P108"><text:tab/>Data:</text:p>
      <text:p text:style-name="P108"><text:tab/>duração:</text:p>
      <text:p text:style-name="P108"><text:tab/>participantes → este deve ser preenchido pelo sistema. <text:span text:style-name="T276">Apresenta uma projeção dos lucros que seriam obtidos, se houvesse lucros significativos</text:span>.</text:p>
      <text:p text:style-name="P108"><text:tab/><text:span text:style-name="T135">Descrição:</text:span></text:p>
      <text:p text:style-name="P108"><text:tab/><text:span text:style-name="T135">dados do evento:</text:span></text:p>
      <text:list xml:id="list8784203231454424906" text:style-name="L3">
        <text:list-item>
          <text:p text:style-name="P209">Telefone dos envolvidos.</text:p>
        </text:list-item>
        <text:list-item>
          <text:p text:style-name="P98">Descrição formal.</text:p>
        </text:list-item>
        <text:list-item>
          <text:p text:style-name="P99">Número de <text:span text:style-name="T285">participantes estáticos</text:span> → este deve ser preenchido pelo sistema.</text:p>
        </text:list-item>
        <text:list-item>
          <text:p text:style-name="P100">Local → este deve ser preenchido pelo sistema.</text:p>
        </text:list-item>
        <text:list-item>
          <text:p text:style-name="P101">Gastos.</text:p>
        </text:list-item>
        <text:list-item>
          <text:p text:style-name="P104">Estimativa de lucros, e os lucros.</text:p>
        </text:list-item>
        <text:list-item>
          <text:p text:style-name="P104">Cardápio → Formatado para impressão.</text:p>
        </text:list-item>
        <text:list-item>
          <text:p text:style-name="P102">Propagandas externas/internas → <text:span text:style-name="T285">participantes</text:span> <text:span text:style-name="T286">alvos que</text:span> tenham financiado <text:s/>para garantir espaço de publicações.</text:p>
        </text:list-item>
        <text:list-item>
          <text:p text:style-name="P103">Temática do evento → dia das bruxas, baile de mascaras, coffee break, etc.</text:p>
        </text:list-item>
        <text:list-item>
          <text:p text:style-name="P105">Meta dados.</text:p>
        </text:list-item>
        <text:list-item>
          <text:p text:style-name="P106"><text:span text:style-name="T136">Raio de alcance de participantes estáticos → gráfico que mostra de onde a </text:span><text:span text:style-name="T120">maior parte</text:span><text:span text:style-name="T136"> dos participantes estáticos vem, e qual a distância de suas moradia para o evento.</text:span></text:p>
        </text:list-item>
        <text:list-item>
          <text:p text:style-name="P109">Alugueis e serviços contratados.</text:p>
        </text:list-item>
        <text:list-item>
          <text:p text:style-name="P110">Produtos comercializáveis durante o evento.</text:p>
        </text:list-item>
      </text:list>
      <text:p text:style-name="P107"/>
      <text:p text:style-name="P93">Ficha de múltiplo monitoramento:</text:p>
      <text:p text:style-name="P92"><text:tab/><text:span text:style-name="T139"><text:tab/></text:span><text:span text:style-name="T206">Lista de funcionalidades de visualização digital não presencial de evolução do evento. </text:span><text:span text:style-name="T208">Área</text:span><text:span text:style-name="T207"> d</text:span><text:span text:style-name="T208">e</text:span><text:span text:style-name="T207"> notificações de acontecimentos em tempo real. </text:span><text:span text:style-name="T205">Tem como objetivo mostra de maneira gráfica a posição dos participantes envolvidos em um mesmo evento no mapa, com estimativa de tempo de chegada ao evento, ou para </text:span><text:span text:style-name="T209">alterr para uma</text:span><text:span text:style-name="T205"> melhor rota até o evento.</text:span></text:p>
      <text:p text:style-name="P166"/>
      <text:p text:style-name="P165"><text:tab/>→Curva de evolução de evento.</text:p>
      <text:p text:style-name="P91"><text:tab/><text:span text:style-name="T140">→Habilitar o sistema de avaliação.</text:span></text:p>
      <text:p text:style-name="P147"><text:tab/>→<text:span text:style-name="T137">Habilitar sistema de confirmação de presença.</text:span></text:p>
      <text:p text:style-name="P145"><text:tab/>→<text:span text:style-name="T138">Notificações de roubo.</text:span></text:p>
      <text:p text:style-name="P145"><text:tab/>→<text:span text:style-name="T263">Checklis.</text:span></text:p>
      <text:p text:style-name="P146"><text:tab/>→<text:span text:style-name="T281">vitrine.</text:span></text:p>
      <text:p text:style-name="P145"/>
      <text:p text:style-name="P90">Ficha Editor de eventos.</text:p>
      <text:p text:style-name="P88"><text:span text:style-name="T141"><text:tab/>Subsistema apresentado pelo </text:span><text:span text:style-name="T216">outdoor</text:span><text:span text:style-name="T141">, <text:s/></text:span><text:span text:style-name="T145">deve garantir que o </text:span><text:span text:style-name="T189">participante </text:span><text:span text:style-name="T190">principal</text:span><text:span text:style-name="T145"> não cometa erros, </text:span><text:span text:style-name="T148">como esquecer itens básicos ou colocar o número de participantes dinâmicos inferior ao numero mínimo necessário para um dado volume de participantes </text:span><text:span text:style-name="T174">e</text:span><text:span text:style-name="T148">státicos</text:span><text:span text:style-name="T145">, sempre que possível o notificá-lo de algum problema, </text:span><text:span text:style-name="T146">incentivá-lo a criar publicações comerciais com o intuito de aumentar o alcance da publicidade e com isso o lucro, </text:span><text:span text:style-name="T147">sugerindo, com base em registros de outros </text:span><text:span text:style-name="T198">participante</text:span><text:span text:style-name="T199">s</text:span><text:span text:style-name="T147">, publicações igualmente lucrativas</text:span><text:span text:style-name="T141">. </text:span><text:span text:style-name="T164">Deve poder criar publicações em outras mídias. </text:span><text:span text:style-name="T172">Gerar um arquivo editável e que sofra alterações de acordo com a necessidade, exemplo:</text:span></text:p>
      <text:p text:style-name="P87"><text:span text:style-name="T172"><text:tab/>Um </text:span><text:span text:style-name="T189">participante</text:span><text:span text:style-name="T172"> cria um evento, ele sugere um valor de investimento, após criação do evento um arquivo </text:span><text:span text:style-name="T121">checklist</text:span><text:span text:style-name="T172"> é criado, nele cont</text:span><text:span text:style-name="T173">é</text:span><text:span text:style-name="T172">m, cardápio, participantes, </text:span><text:span text:style-name="T173">etc,</text:span><text:span text:style-name="T172"> ele precisa alterar os custos das bebidas do cardápio fazendo isso ele automaticamente terá alterações no custo de produção, </text:span><text:span text:style-name="T173">e vice-versa.</text:span></text:p>
      <text:p text:style-name="P89"><text:span text:style-name="T173">O </text:span><text:span text:style-name="T139">checkliste é adicionado a agenda.</text:span></text:p>
      <text:p text:style-name="P164"><text:tab/></text:p>
      <text:p text:style-name="P86"><text:span text:style-name="T141"><text:tab/>→ </text:span><text:span text:style-name="T149">C</text:span><text:span text:style-name="T142">hecklist.</text:span></text:p>
      <text:p text:style-name="P86"><text:span text:style-name="T142"><text:tab/>→</text:span><text:span text:style-name="T143"> </text:span><text:span text:style-name="T149">S</text:span><text:span text:style-name="T143">istema de notificação de roubos ou danos materiais.</text:span></text:p>
      <text:p text:style-name="P163"><text:tab/>→ Lista de múltiplos eventos.</text:p>
      <text:p text:style-name="P86"><text:span text:style-name="T144"><text:tab/>→ </text:span><text:span text:style-name="T149">Editor de cardápio.</text:span></text:p>
      <text:p text:style-name="P86"><text:span text:style-name="T145"><text:tab/>→ </text:span><text:span text:style-name="T150">Caixa de sugestões.</text:span></text:p>
      <text:p text:style-name="P85"><text:span text:style-name="T150"><text:tab/>→ </text:span><text:span text:style-name="T151">Distinção</text:span><text:span text:style-name="T150"> </text:span><text:span text:style-name="T151">de eventos(público/privado) - </text:span><text:span text:style-name="T154">se público deve, em tempo real, avaliar as condições de lucro e investimentos.</text:span></text:p>
      <text:p text:style-name="P84"><text:span text:style-name="T150"><text:tab/>→ Capita</text:span><text:span text:style-name="T152">dor de receita, para comparação </text:span><text:span text:style-name="T153">entre o investido e o lucro</text:span><text:span text:style-name="T152">.</text:span></text:p>
      <text:p text:style-name="P83"><text:span text:style-name="T150"><text:tab/>→</text:span><text:span text:style-name="T156"> G</text:span><text:span text:style-name="T155">erenciador de maketing.</text:span></text:p>
      <text:p text:style-name="P82"><text:span text:style-name="T150"><text:tab/>→ </text:span><text:span text:style-name="T157">Vitrine </text:span><text:span text:style-name="T158">.</text:span></text:p>
      <text:list xml:id="list1807349143900275341" text:style-name="L4">
        <text:list-item>
          <text:p text:style-name="P208"/>
        </text:list-item>
        <text:list-item>
          <text:p text:style-name="P111"/>
        </text:list-item>
      </text:list>
      <text:p text:style-name="P80"><text:span text:style-name="T139"><text:tab/>→</text:span><text:span text:style-name="T166"> </text:span><text:span text:style-name="T161">Editor de contratos.</text:span></text:p>
      <text:p text:style-name="P81"><text:span text:style-name="T160"><text:tab/>→ </text:span><text:span text:style-name="T165">Múltiplos monitoramentos.</text:span></text:p>
      <text:p text:style-name="P80"><text:span text:style-name="T162"><text:tab/>→</text:span><text:span text:style-name="T163"> Simulador.</text:span></text:p>
      <text:p text:style-name="P80"><text:span text:style-name="T163">→</text:span><text:span text:style-name="T232"> </text:span><text:span text:style-name="T391">Gerador</text:span><text:span text:style-name="T232">:</text:span></text:p>
      <text:p text:style-name="P80"><text:span text:style-name="T232"><text:tab/>Gera com base em dados, bem sucedidos, novos eventos </text:span><text:span text:style-name="T233">propagandas etc.</text:span><text:span text:style-name="T232"> </text:span></text:p>
      <text:p text:style-name="P80"><text:span text:style-name="T233">→</text:span><text:span text:style-name="T234"> </text:span><text:span text:style-name="T392">ReculperaDados</text:span><text:span text:style-name="T234">:</text:span></text:p>
      <text:p text:style-name="P162"><text:tab/>Recupera os dados para do usuário ou de todos os participantes do sistema fazendo buscas seletivas como média moda, média ponderada etc.</text:p>
      <text:p text:style-name="P80"><text:span text:style-name="T234">→</text:span><text:span text:style-name="T235"> </text:span><text:span text:style-name="T393">GeraGrafico</text:span><text:span text:style-name="T235">:</text:span></text:p>
      <text:p text:style-name="P137"><text:tab/>Apresenta um gráficos gerados apartir dos dados recuperados podendo cria situações hipotéticas alterando os graficos manualmente.</text:p>
      <text:p text:style-name="P137">→<text:span text:style-name="T413"> </text:span><text:span text:style-name="T94">EventoGraficoMaxMin</text:span><text:span text:style-name="T413">:</text:span></text:p>
      <text:p text:style-name="P137"><text:tab/><text:span text:style-name="T414">apresenta o maximo e minimo atingivel apartir dos dados recohidos durante o evento.</text:span></text:p>
      <text:p text:style-name="P137">→<text:span text:style-name="T414"> </text:span><text:span text:style-name="T95">maximizar</text:span><text:span text:style-name="T414">:</text:span></text:p>
      <text:p text:style-name="P137"><text:tab/><text:span text:style-name="T414">Permite alterar o rumo do evento durante a execulção do mesmo, alterando o checlist para garantir a execulção dos novos serviços oferecidos.</text:span></text:p>
      <text:p text:style-name="P80"><text:span text:style-name="T235">→</text:span><text:span text:style-name="T236"> </text:span><text:span text:style-name="T394">Avaliador</text:span><text:span text:style-name="T236">:</text:span></text:p>
      <text:p text:style-name="P161"><text:tab/>Capta os dados recuperados comparando com os dados introduzidos pelo sistema afim de ch<text:span text:style-name="T415">e</text:span>gar em um denominador comum.</text:p>
      <text:p text:style-name="P80"><text:span text:style-name="T163">→</text:span><text:span text:style-name="T231"> </text:span><text:span text:style-name="T385">criarIngresso</text:span><text:span text:style-name="T231">:</text:span></text:p>
      <text:p text:style-name="P160"><text:tab/>Permite a criação de ingressos alem de possiblilitar acesso aos modulos de alteração impulsionamento etc, devendo ao fim da criação do ingresso ser possível salvar na lista de ingressos para recuperação posterior.</text:p>
      <text:p text:style-name="P80"><text:span text:style-name="T163">→</text:span><text:span text:style-name="T227"> </text:span><text:span text:style-name="T369">ListaDeIngressos</text:span><text:span text:style-name="T227">:</text:span></text:p>
      <text:p text:style-name="P159"><text:tab/>Sistema que permite apresentar todos os ingressos cadastrados, do participante e ingressos publicos listando primeiro os impulsionados e os com maior n<text:span text:style-name="T383">ú</text:span>mero de estrelas. <text:span text:style-name="T384">Quando utilizados devem fornercer estrelas para seu criador</text:span></text:p>
      <text:p text:style-name="P158">→<text:span text:style-name="T366"> </text:span><text:span text:style-name="T54">VisualizadorDeEvento</text:span><text:span text:style-name="T366">:</text:span></text:p>
      <text:p text:style-name="P158"><text:tab/><text:span text:style-name="T366">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9">→ CalculadoraDeLucro:</text:p>
      <text:p text:style-name="P79"><text:tab/><text:span text:style-name="T139">Sistema cujo a finalidade é está verificando e calculando dados de custos e lucros durante a criaçao de eventos além de ganrantir que não haja, sem quaquer tipo de aviso, alguma contradição entre os lucros e custos. </text:span><text:span text:style-name="T223">E um modelo simplificado de calculadora que resolva equações permita a criaçao de uma lista temporaria com os calculos realizados podendo voltar ao mesmo e re calcular </text:span><text:span text:style-name="T224">alem de poder colocar tags</text:span><text:span text:style-name="T223">.</text:span></text:p>
      <text:p text:style-name="P156">→<text:span text:style-name="T380"> </text:span><text:span text:style-name="T67">ListaDeCardapio</text:span><text:span text:style-name="T380">:</text:span></text:p>
      <text:p text:style-name="P155"><text:tab/><text:span text:style-name="T380">Consiste em mostrar todas os cardapios cadastrados no sistema pelo usuário e tabém os cardapios públicos, podendo ser selecionados, e permitindo acesso para edição de acordo com o nível de permição do usuário com o cardapio. </text:span><text:s/><text:span text:style-name="T384">Q</text:span>uando utilizados devem fornercer estrelas para seu criador.</text:p>
      <text:p text:style-name="P78">Ficha de sumuladores.</text:p>
      <text:p text:style-name="P78"><text:tab/>→<text:span text:style-name="T278"> </text:span><text:span text:style-name="T169">Deve conter um editor de </text:span><text:span text:style-name="T170">eventos com os seguintes itens:</text:span></text:p>
      <text:p text:style-name="P78"><text:span text:style-name="T170"><text:tab/>→</text:span><text:span text:style-name="T175"> monitor - toda via esse usará dados criados pelo sistema </text:span><text:span text:style-name="T176">de similação.</text:span></text:p>
      <text:list xml:id="list7175203994434177183" text:style-name="L5">
        <text:list-item>
          <text:p text:style-name="P113">Simular engarrafamento nas rotas dos participantes dinâmicos.</text:p>
        </text:list-item>
        <text:list-item>
          <text:p text:style-name="P113">Simula ausência de confirmação de participante dinâmico.</text:p>
        </text:list-item>
        <text:list-item>
          <text:p text:style-name="P114">Simular alteração de rota de todos os participantes.</text:p>
        </text:list-item>
        <text:list-item>
          <text:p text:style-name="P114">Simular abastecimento imprevisto durante o acontecimento do evento.</text:p>
        </text:list-item>
        <text:list-item>
          <text:p text:style-name="P114">Simular acréscimo/decréscimo de participantes durante o evento.</text:p>
        </text:list-item>
        <text:list-item>
          <text:p text:style-name="P115"><text:span text:style-name="T279">Simulação </text:span>de publicidades.</text:p>
        </text:list-item>
        <text:list-item>
          <text:p text:style-name="P116">Simular outros eventos acontecendo.</text:p>
        </text:list-item>
        <text:list-item>
          <text:p text:style-name="P116">Simula n<text:span text:style-name="T280">í</text:span>vel de pessoas.</text:p>
        </text:list-item>
        <text:list-item>
          <text:p text:style-name="P117">Simulador de tempo.</text:p>
        </text:list-item>
      </text:list>
      <text:p text:style-name="P145"><text:tab/></text:p>
      <text:p text:style-name="P77">Ficha checklist</text:p>
      <text:p text:style-name="P77"><text:tab/><text:span text:style-name="T191">Para o modulo terá como foco a organização de um documento em formato de lista, possível de ser alterada, e com um sistema de confi</text:span><text:span text:style-name="T237">rm</text:span><text:span text:style-name="T191">ação de dados listados, algo como uma marca de confer</text:span><text:span text:style-name="T237">e</text:span><text:span text:style-name="T191">. </text:span><text:span text:style-name="T192">Al</text:span><text:span text:style-name="T193">é</text:span><text:span text:style-name="T192">m de disponibilizar de maneira visual os investimentos feitos, de maneira geral ou individual e que sofra atualizações mediante qualquer alteração feita na lista.</text:span></text:p>
      <text:p text:style-name="P197">Campos de maior importância:</text:p>
      <text:list xml:id="list7474184790104064449" text:style-name="L6">
        <text:list-item>
          <text:p text:style-name="P118">participante dinâmicos</text:p>
        </text:list-item>
        <text:list-item>
          <text:p text:style-name="P118">participantes alvo</text:p>
        </text:list-item>
        <text:list-item>
          <text:p text:style-name="P118">número de participantes estáticos</text:p>
        </text:list-item>
        <text:list-item>
          <text:p text:style-name="P118">aluguéis</text:p>
        </text:list-item>
        <text:list-item>
          <text:p text:style-name="P120">serviços</text:p>
        </text:list-item>
        <text:list-item>
          <text:p text:style-name="P119">cardápio</text:p>
        </text:list-item>
        <text:list-item>
          <text:p text:style-name="P121">propagandas</text:p>
        </text:list-item>
        <text:list-item>
          <text:p text:style-name="P122">orçamento</text:p>
        </text:list-item>
        <text:list-item>
          <text:p text:style-name="P122">lucro</text:p>
          <text:p text:style-name="P123"/>
        </text:list-item>
      </text:list>
      <text:p text:style-name="P76">Ficha de editor de cardápio</text:p>
      <text:p text:style-name="P76"><text:tab/><text:span text:style-name="T210">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11">erá registrado no histórico do criador.</text:span></text:p>
      <text:p text:style-name="P154"/>
      <text:list xml:id="list992762495166739031" text:style-name="L7">
        <text:list-item>
          <text:p text:style-name="P124">autor</text:p>
        </text:list-item>
        <text:list-item>
          <text:p text:style-name="P124">empresa</text:p>
        </text:list-item>
        <text:list-item>
          <text:p text:style-name="P124">titulo</text:p>
        </text:list-item>
        <text:list-item>
          <text:p text:style-name="P124">descrição</text:p>
        </text:list-item>
        <text:list-item>
          <text:p text:style-name="P124">ingredientes</text:p>
        </text:list-item>
        <text:list-item>
          <text:p text:style-name="P124">modo de preparo</text:p>
        </text:list-item>
        <text:list-item>
          <text:p text:style-name="P124">guarnições</text:p>
        </text:list-item>
        <text:list-item>
          <text:p text:style-name="P124">maneria de consumo</text:p>
        </text:list-item>
        <text:list-item>
          <text:p text:style-name="P124">dados extras</text:p>
        </text:list-item>
      </text:list>
      <text:p text:style-name="P125"/>
      <text:p text:style-name="P75"/>
      <text:p text:style-name="P74">Ficha de avaliação</text:p>
      <text:p text:style-name="P153"><text:tab/>Esse modulo deve apresentar para um participante uma lista de características básicas, e um editor de pontuação, podendo se estender através de tagsf</text:p>
      <text:p text:style-name="P196">características básicas:</text:p>
      <text:list xml:id="list6413277817470337137" text:style-name="L8">
        <text:list-item>
          <text:p text:style-name="P126">pontualidade</text:p>
        </text:list-item>
        <text:list-item>
          <text:p text:style-name="P126">organização</text:p>
        </text:list-item>
        <text:list-item>
          <text:p text:style-name="P127"><text:soft-page-break/>entendimento das funções a serem exercidas</text:p>
        </text:list-item>
        <text:list-item>
          <text:p text:style-name="P128">honestidade</text:p>
        </text:list-item>
        <text:list-item>
          <text:p text:style-name="P129">velocidade</text:p>
        </text:list-item>
        <text:list-item>
          <text:p text:style-name="P129">confiabilidade</text:p>
        </text:list-item>
        <text:list-item>
          <text:p text:style-name="P131">multidisciplinaridade</text:p>
        </text:list-item>
      </text:list>
      <text:p text:style-name="P130"/>
      <text:p text:style-name="P130">além do espaço para tags avaliativas, os tags com muito uso serão anexadas as características básicas.</text:p>
      <text:p text:style-name="P130"/>
      <text:p text:style-name="P71">Ficha vitrine</text:p>
      <text:p text:style-name="P71"><text:tab/><text:span text:style-name="T213">Tem como principal características apresentar os participantes da rede de modo a facilitar a preenchimento de uma solicitação para um evento, estes podendo serem separados por classe, custos etc.</text:span></text:p>
      <text:p text:style-name="P71"><text:span text:style-name="T139"><text:tab/></text:span><text:span text:style-name="T213">características de ordenação da busca na vitrine</text:span></text:p>
      <text:list xml:id="list8675742921571966391" text:style-name="L9">
        <text:list-item>
          <text:p text:style-name="P70"><text:span text:style-name="T159">M</text:span><text:span text:style-name="T212">elhor aparência.</text:span></text:p>
        </text:list-item>
        <text:list-item>
          <text:p text:style-name="P112">Idade mais adequada.</text:p>
        </text:list-item>
        <text:list-item>
          <text:p text:style-name="P132">Participante projetado por publicações.</text:p>
        </text:list-item>
        <text:list-item>
          <text:p text:style-name="P132">Compradores de publicidade. </text:p>
        </text:list-item>
      </text:list>
      <text:list xml:id="list2282757569397038491" text:style-name="L10">
        <text:list-item>
          <text:p text:style-name="P134">Colaboradores por benefícios cedidos.</text:p>
        </text:list-item>
        <text:list-item>
          <text:p text:style-name="P134">Investidores.</text:p>
        </text:list-item>
        <text:list-item>
          <text:p text:style-name="P133">Com melhor avaliação.</text:p>
        </text:list-item>
        <text:list-item>
          <text:p text:style-name="P133">Com o maior número de indicações.</text:p>
        </text:list-item>
        <text:list-item>
          <text:p text:style-name="P133">Com maior número de eventos.</text:p>
        </text:list-item>
        <text:list-item>
          <text:p text:style-name="P72"><text:span text:style-name="T139">Com o maior número de </text:span><text:span text:style-name="T159">certificações.</text:span></text:p>
        </text:list-item>
      </text:list>
      <text:p text:style-name="P152"><text:tab/></text:p>
      <text:p text:style-name="P144"><text:span text:style-name="T14">Ficha </text:span><text:span text:style-name="T15">do modulo </text:span><text:span text:style-name="T14">loja:</text:span></text:p>
      <text:p text:style-name="P151"><text:tab/>→ Serviço de compra/venda.</text:p>
      <text:p text:style-name="P144"><text:tab/><text:tab/><text:span text:style-name="T274">Lista de itens comercializáveis com seu respectivos valores em uma miniatura de forma que seja possível acessar a pagina de finalização de vedas.</text:span></text:p>
      <text:p text:style-name="P144"><text:tab/><text:tab/><text:span text:style-name="T270">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44"><text:tab/><text:span text:style-name="T269">Seleção de categorias, onde será descrito características como faixa de preço, boa avaliação do produto (por participante ou pelo vendedor), marcas, pelo preço, pela relevância, etc.</text:span></text:p>
      <text:p text:style-name="P144"><text:tab/>→<text:span text:style-name="T284"> Promoções da loja, esses produtos serão acessíveis de fora da loja.</text:span></text:p>
      <text:p text:style-name="P144"><text:tab/>→<text:span text:style-name="T284"> Propagandas do sistema.</text:span><text:tab/><text:tab/><text:tab/></text:p>
      <text:p text:style-name="P144"><text:tab/>→<text:span text:style-name="T284"> Devoluções extraordinárias.</text:span></text:p>
      <text:p text:style-name="P150"><text:tab/>→JustInTimeCom<text:span text:style-name="T277">m</text:span>erce – comercialização e atendimento rápido onde a loja se compromete a entregar um produto em um tempo muito curto, podendo ser penalizada caso não entregue no tempo contratado.</text:p>
      <text:p text:style-name="P144"><text:tab/>→<text:span text:style-name="T265"> Controle de estoque.</text:span></text:p>
      <text:p text:style-name="P144"><text:tab/>→<text:span text:style-name="T265"> Cadastro de itens.</text:span></text:p>
      <text:p text:style-name="P144"><text:tab/>→<text:span text:style-name="T266"> Atendimento ao cliente.</text:span></text:p>
      <text:p text:style-name="P144"><text:tab/>→<text:span text:style-name="T267"> Aluguel.</text:span></text:p>
      <text:p text:style-name="P144"><text:tab/>→<text:span text:style-name="T268"> Serviços.</text:span></text:p>
      <text:p text:style-name="P144"><text:tab/>→<text:span text:style-name="T271"> Frete.</text:span></text:p>
      <text:p text:style-name="P144"><text:tab/>→<text:span text:style-name="T297">Formatos de vendas, exemplo: listas de casamento, carrinho de compras, lista de desejos exposta a participantes.</text:span></text:p>
      <text:p text:style-name="P144"><text:s/><text:tab/><text:span text:style-name="T298">Deve-se apresentar o número de visitas, quais palavras mais buscadas na rede</text:span></text:p>
      <text:p text:style-name="P195">extras:</text:p>
      <text:p text:style-name="P143">*(1) possível hierarquia <text:span text:style-name="T328">entre</text:span> os objetos.</text:p>
      <text:p text:style-name="P143"/>
      <text:p text:style-name="P73">Observações:</text:p>
      <text:p text:style-name="P142">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42">2 O sistema deve prover a possibilidade de produzir festas no modelo americano, onde seus participantes se diponibilizam a trazer alguns itens da festa.</text:p>
      <text:p text:style-name="P141">3 Os eventos devem apresentar o raio de alcanse, que poderará ser alterado mediante investimentos do proprietário da publicação, al<text:span text:style-name="T358">é</text:span>m de mostrar um gr<text:span text:style-name="T358">á</text:span>fico que contenha o alcanse/tempo da propaganda com e sem o investimento, <text:span text:style-name="T358">usuários que estiverem no alcance do raio receberá a propaganda no outdoor</text:span>.</text:p>
      <text:p text:style-name="P140">4 <text:span text:style-name="T311">Indivíduos, não cadastrados, terão apenas o serviço de</text:span><text:span text:style-name="T330"> criação de eventos com a possibilidade de acesso a vitrine apresentando apenas os profissionais pouco requisitados,</text:span><text:span text:style-name="T311"> esses eventos funcionaram apenas como exemplo sendo impossível a finalização sem o cadastro que deve ser apresentado ao termino da </text:span><text:span text:style-name="T330">criação de eventos.</text:span><text:span text:style-name="T311"> </text:span><text:span text:style-name="T300">O</text:span><text:span text:style-name="T302"> </text:span><text:span text:style-name="T315">participante</text:span><text:span text:style-name="T302"> tera visibilidade de compra</text:span><text:span text:style-name="T309">r</text:span><text:span text:style-name="T302"> nas lojas, e dos participantes, que deve ser apresentada da mesma forma que a criação de eventos</text:span><text:span text:style-name="T311">. </text:span></text:p>
      <text:p text:style-name="P139"><text:span text:style-name="T311">5 </text:span><text:span text:style-name="T300">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93">6 eventos não serão responsávei por apresentar raio de alcanse e sim a propaganda.</text:p>
      <text:p text:style-name="P192">7 Deve haver 3 lista de participantes, os da vitrine que emgloba a todos cadastrados no sistema, os amigos, que representa pessoas que seguem o participante, e o grupo participante que representa pessoas vinculadas a um evento ou propaganda. </text:p>
      <text:p text:style-name="P191">8 O sistema deve ser capás de guardar dados de eventos para criar grupode de estátisticas afim de maximizar eventos internos do sistema.</text:p>
      <text:p text:style-name="P190">9 Indicadores de eventos devem sugerir a melhor e mais licrativa forma de se produzir com base em dados de outros eventos alertando em casos de imcompatibilidade com as devidas explicações.</text:p>
      <text:p text:style-name="P189">10 a vitrine deve ser composta pelos promotores de eventos participantes estáticos/dinâmicos casas de eventos, fornecedores empresas de marketing etc</text:p>
      <text:p text:style-name="P188">11 vitrine poderar retornar listas, como quem promove, quem trabalha, que se diverte, quem fornece, <text:span text:style-name="T368">atrações </text:span>etc.</text:p>
      <text:p text:style-name="P187">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86">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85">14 promoções no sisema deve ganhar visão com mais facilidade.</text:p>
      <text:p text:style-name="P184">15 a geração automatica deve considerar os gastos do usuário na produção e dedicar 15% para propaganda e 10% para compra de itens como receitas, cardápio, layou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06T23:39:45.308293581</dc:date>
    <meta:editing-duration>P4DT4H6M8S</meta:editing-duration>
    <meta:editing-cycles>873</meta:editing-cycles>
    <meta:generator>LibreOffice/5.1.4.2$Linux_X86_64 LibreOffice_project/10m0$Build-2</meta:generator>
    <meta:document-statistic meta:table-count="0" meta:image-count="0" meta:object-count="0" meta:page-count="4" meta:paragraph-count="458" meta:word-count="7038" meta:character-count="46466" meta:non-whitespace-character-count="39661"/>
  </office:meta>
</office:document-meta>
</file>